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tyles.xml" manifest:media-type="text/xml"/>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8F0000029620339CD7541A872A.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9C0000028A2E6565CFC79BCF47.png" manifest:media-type="image/png"/>
  <manifest:file-entry manifest:full-path="Pictures/100002010000046B00000242BB4143BA902DCF1B.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svg:stroke-color="#000000" draw:fill-color="#ffffff"/>
    </style:style>
    <style:style style:name="gr89" style:family="graphic" style:parent-style-name="standard">
      <style:graphic-properties draw:fill-color="#cccccc" draw:textarea-horizontal-align="justify" draw:textarea-vertical-align="middle" draw:auto-grow-height="false" fo:min-height="1.024cm" fo:min-width="4.168cm"/>
    </style:style>
    <style:style style:name="gr90" style:family="graphic" style:parent-style-name="standard">
      <style:graphic-properties draw:fill-color="#dddddd" draw:textarea-horizontal-align="justify" draw:textarea-vertical-align="middle" draw:auto-grow-height="false" fo:min-height="0.739cm" fo:min-width="3.177cm"/>
    </style:style>
    <style:style style:name="gr91"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2" style:family="graphic" style:parent-style-name="standard">
      <style:graphic-properties draw:fill-color="#dddddd" draw:textarea-horizontal-align="justify" draw:textarea-vertical-align="middle" draw:auto-grow-height="false" fo:min-height="0.739cm" fo:min-width="2.612cm"/>
    </style:style>
    <style:style style:name="gr93" style:family="graphic" style:parent-style-name="standard">
      <style:graphic-properties draw:fill-color="#dddddd" draw:textarea-horizontal-align="justify" draw:textarea-vertical-align="middle" draw:auto-grow-height="false" fo:min-height="0.315cm" fo:min-width="2.187cm"/>
    </style:style>
    <style:style style:name="gr94" style:family="graphic" style:parent-style-name="standard">
      <style:graphic-properties draw:fill-color="#dddddd" draw:textarea-horizontal-align="justify" draw:textarea-vertical-align="middle" draw:auto-grow-height="false" fo:min-height="0.246cm" fo:min-width="2.187cm"/>
    </style:style>
    <style:style style:name="gr95" style:family="graphic" style:parent-style-name="standard">
      <style:graphic-properties draw:fill-color="#dddddd" draw:textarea-horizontal-align="justify" draw:textarea-vertical-align="middle" draw:auto-grow-height="false" fo:min-height="0.316cm" fo:min-width="2.187cm"/>
    </style:style>
    <style:style style:name="gr96" style:family="graphic" style:parent-style-name="standard">
      <style:graphic-properties draw:fill-color="#dddddd" draw:textarea-horizontal-align="justify" draw:textarea-vertical-align="middle" draw:auto-grow-height="false" fo:min-height="0.6cm" fo:min-width="2.046cm"/>
    </style:style>
    <style:style style:name="gr97" style:family="graphic" style:parent-style-name="standard">
      <style:graphic-properties draw:fill-color="#dddddd" draw:textarea-horizontal-align="justify" draw:textarea-vertical-align="middle" draw:auto-grow-height="false" fo:min-height="0.6cm" fo:min-width="2.33cm"/>
    </style:style>
    <style:style style:name="gr9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9" style:family="graphic" style:parent-style-name="standard">
      <style:graphic-properties draw:fill-color="#dddddd" draw:textarea-horizontal-align="justify" draw:textarea-vertical-align="middle" draw:auto-grow-height="false" fo:min-height="0.705cm" fo:min-width="0.618cm"/>
    </style:style>
    <style:style style:name="gr100" style:family="graphic" style:parent-style-name="standard">
      <style:graphic-properties draw:fill-color="#dddddd" draw:textarea-horizontal-align="justify" draw:textarea-vertical-align="middle" draw:auto-grow-height="false" fo:min-height="0.704cm" fo:min-width="0.619cm"/>
    </style:style>
    <style:style style:name="gr101" style:family="graphic" style:parent-style-name="standard">
      <style:graphic-properties draw:fill-color="#dddddd" draw:textarea-horizontal-align="justify" draw:textarea-vertical-align="middle" draw:auto-grow-height="false" fo:min-height="0.704cm" fo:min-width="0.618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Objet_20_sans_20_remplissage_5f_5">
      <style:graphic-properties draw:stroke="dash" draw:stroke-dash="Fine_20_Dashed" draw:fill="none"/>
    </style:style>
    <style:style style:name="gr163" style:family="graphic" style:parent-style-name="Standard_5f_1_5f_2">
      <style:graphic-properties draw:stroke="none" draw:fill="solid" draw:fill-color="#dddddd" draw:textarea-vertical-align="middle" fo:min-height="1.423cm" draw:shadow="visible"/>
    </style:style>
    <style:style style:name="gr164" style:family="graphic" style:parent-style-name="standard">
      <style:graphic-properties draw:fill-color="#dddddd" draw:textarea-horizontal-align="justify" draw:textarea-vertical-align="middle" draw:auto-grow-height="false" fo:min-height="2.324cm" fo:min-width="4.005cm"/>
    </style:style>
    <style:style style:name="gr165" style:family="graphic" style:parent-style-name="standard">
      <style:graphic-properties draw:fill-color="#dddddd" draw:textarea-horizontal-align="justify" draw:textarea-vertical-align="middle" draw:auto-grow-height="false" fo:min-height="1.024cm" fo:min-width="3.036cm"/>
    </style:style>
    <style:style style:name="gr166"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67" style:family="graphic" style:parent-style-name="standard">
      <style:graphic-properties draw:stroke="none" svg:stroke-color="#000000" draw:fill="none" draw:fill-color="#ffffff" draw:auto-grow-height="true" draw:auto-grow-width="false" fo:max-height="0cm" fo:min-height="0.47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69" style:family="graphic" style:parent-style-name="standard">
      <style:graphic-properties draw:fill-color="#dddddd" draw:textarea-horizontal-align="justify" draw:textarea-vertical-align="middle" draw:auto-grow-height="false" fo:min-height="1.024cm" fo:min-width="2.33cm"/>
    </style:style>
    <style:style style:name="gr170" style:family="graphic" style:parent-style-name="standard">
      <style:graphic-properties draw:fill-color="#eeeeee" draw:textarea-horizontal-align="justify" draw:textarea-vertical-align="middle" draw:auto-grow-height="false" fo:min-height="3.71cm" fo:min-width="2.33cm"/>
    </style:style>
    <style:style style:name="gr171" style:family="graphic" style:parent-style-name="standard">
      <style:graphic-properties draw:fill-color="#dddddd" draw:textarea-horizontal-align="justify" draw:textarea-vertical-align="middle" draw:auto-grow-height="false" fo:min-height="0.316cm" fo:min-width="0.35cm"/>
    </style:style>
    <style:style style:name="gr172" style:family="graphic" style:parent-style-name="standard">
      <style:graphic-properties draw:fill-color="#dddddd" draw:textarea-horizontal-align="justify" draw:textarea-vertical-align="middle" draw:auto-grow-height="false" fo:min-height="0.316cm" fo:min-width="0.775cm"/>
    </style:style>
    <style:style style:name="gr173"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74" style:family="graphic" style:parent-style-name="standard">
      <style:graphic-properties draw:fill-color="#dddddd" draw:textarea-horizontal-align="justify" draw:textarea-vertical-align="middle" draw:auto-grow-height="false" fo:min-height="0.524cm" fo:min-width="0.678cm"/>
    </style:style>
    <style:style style:name="gr175" style:family="graphic" style:parent-style-name="standard">
      <style:graphic-properties draw:fill-color="#dddddd" draw:textarea-horizontal-align="justify" draw:textarea-vertical-align="middle" draw:auto-grow-height="false" fo:min-height="0.524cm" fo:min-width="0.679cm"/>
    </style:style>
    <style:style style:name="gr176" style:family="graphic" style:parent-style-name="standard">
      <style:graphic-properties draw:fill-color="#dddddd" draw:textarea-horizontal-align="justify" draw:textarea-vertical-align="middle" draw:auto-grow-height="false" fo:min-height="0.95cm" fo:min-width="0.7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79" style:family="graphic" style:parent-style-name="standard">
      <style:graphic-properties draw:fill-color="#dddddd" draw:textarea-horizontal-align="justify" draw:textarea-vertical-align="middle" draw:auto-grow-height="false" fo:min-height="1.73cm" fo:min-width="2.754cm"/>
    </style:style>
    <style:style style:name="gr180" style:family="graphic" style:parent-style-name="standard">
      <style:graphic-properties draw:fill-color="#dddddd" draw:textarea-horizontal-align="justify" draw:textarea-vertical-align="middle" draw:auto-grow-height="false" fo:min-height="1.024cm" fo:min-width="1.834cm"/>
    </style:style>
    <style:style style:name="gr181"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82" style:family="graphic" style:parent-style-name="standard">
      <style:graphic-properties draw:fill-color="#dddddd" draw:textarea-horizontal-align="justify" draw:textarea-vertical-align="middle" draw:auto-grow-height="false" fo:min-height="1.024cm" fo:min-width="1.621cm"/>
    </style:style>
    <style:style style:name="gr183" style:family="graphic" style:parent-style-name="standard">
      <style:graphic-properties draw:fill-color="#eeeeee" draw:textarea-horizontal-align="justify" draw:textarea-vertical-align="middle" draw:auto-grow-height="false" fo:min-height="4.56cm" fo:min-width="5.724cm"/>
    </style:style>
    <style:style style:name="gr184" style:family="graphic" style:parent-style-name="standard">
      <style:graphic-properties draw:fill-color="#b2b2b2" draw:textarea-horizontal-align="justify" draw:textarea-vertical-align="middle" draw:auto-grow-height="false" fo:min-height="0.6cm" fo:min-width="0.775cm"/>
    </style:style>
    <style:style style:name="gr185" style:family="graphic" style:parent-style-name="standard">
      <style:graphic-properties draw:fill-color="#dddddd" draw:textarea-horizontal-align="justify" draw:textarea-vertical-align="middle" draw:auto-grow-height="false" fo:min-height="0.316cm" fo:min-width="0.35cm"/>
    </style:style>
    <style:style style:name="gr186" style:family="graphic" style:parent-style-name="standard">
      <style:graphic-properties draw:fill-color="#dddddd" draw:textarea-horizontal-align="justify" draw:textarea-vertical-align="middle" draw:auto-grow-height="false" fo:min-height="0.457cm" fo:min-width="0.561cm"/>
    </style:style>
    <style:style style:name="gr187"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89"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0" style:family="graphic" style:parent-style-name="standard">
      <style:graphic-properties svg:stroke-color="#000000" draw:fill="none" draw:textarea-vertical-align="middle" draw:auto-grow-height="false" fo:min-height="7.144cm" fo:min-width="0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2" style:family="graphic" style:parent-style-name="standard">
      <style:graphic-properties svg:stroke-color="#000000" draw:fill-color="#dddddd" draw:textarea-horizontal-align="justify" draw:textarea-vertical-align="middle" draw:auto-grow-height="false" fo:min-height="0.55cm" fo:min-width="2.5cm"/>
    </style:style>
    <style:style style:name="gr193" style:family="graphic" style:parent-style-name="standard">
      <style:graphic-properties svg:stroke-color="#000000" draw:fill-color="#dddddd" draw:textarea-horizontal-align="justify" draw:textarea-vertical-align="middle" draw:auto-grow-height="false" fo:min-height="0.95cm" fo:min-width="4.1cm"/>
    </style:style>
    <style:style style:name="gr194" style:family="graphic" style:parent-style-name="standard">
      <style:graphic-properties svg:stroke-color="#000000" draw:fill-color="#dddddd" draw:textarea-horizontal-align="justify" draw:textarea-vertical-align="middle" draw:auto-grow-height="false" fo:min-height="1.024cm" fo:min-width="5.44cm"/>
    </style:style>
    <style:style style:name="gr195"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6" style:family="graphic" style:parent-style-name="objectwithoutfill">
      <style:graphic-properties draw:fill="solid" draw:fill-color="#eeeeee" draw:opacity="60%"/>
    </style:style>
    <style:style style:name="gr197"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8"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99"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0"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1"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2" style:family="graphic" style:parent-style-name="standard">
      <style:graphic-properties draw:stroke="none" svg:stroke-color="#000000" draw:fill="none" draw:fill-color="#ffffff" draw:auto-grow-height="true" draw:auto-grow-width="false" fo:max-height="0cm" fo:min-height="2.134cm"/>
    </style:style>
    <style:style style:name="gr203" style:family="graphic" style:parent-style-name="standard">
      <style:graphic-properties svg:stroke-color="#ffffff" draw:fill-color="#ffffff" draw:textarea-horizontal-align="justify" draw:textarea-vertical-align="middle" draw:auto-grow-height="false" fo:min-height="0.421cm" fo:min-width="11.316cm"/>
    </style:style>
    <style:style style:name="gr204" style:family="graphic" style:parent-style-name="standard">
      <style:graphic-properties draw:stroke="none" svg:stroke-color="#000000" draw:fill="solid" draw:fill-color="#dddddd" draw:auto-grow-height="true" draw:auto-grow-width="false" fo:max-height="0cm" fo:min-height="0.823cm" draw:shadow="visible"/>
    </style:style>
    <style:style style:name="gr205"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6"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7" style:family="graphic" style:parent-style-name="standard">
      <style:graphic-properties svg:stroke-color="#000000" draw:fill-color="#cccccc" draw:textarea-horizontal-align="justify" draw:textarea-vertical-align="middle" draw:auto-grow-height="false" fo:min-height="0.998cm" fo:min-width="0.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09" style:family="graphic" style:parent-style-name="standard">
      <style:graphic-properties draw:fill-color="#eeeeee" draw:textarea-horizontal-align="justify" draw:textarea-vertical-align="middle" draw:auto-grow-height="false" fo:min-height="3.71cm" fo:min-width="2.894cm"/>
    </style:style>
    <style:style style:name="gr210" style:family="graphic" style:parent-style-name="standard">
      <style:graphic-properties draw:fill-color="#dddddd" draw:textarea-horizontal-align="justify" draw:textarea-vertical-align="middle" draw:auto-grow-height="false" fo:min-height="0.316cm" fo:min-width="1.48cm"/>
    </style:style>
    <style:style style:name="gr211" style:family="graphic" style:parent-style-name="standard">
      <style:graphic-properties draw:fill-color="#dddddd" draw:textarea-horizontal-align="justify" draw:textarea-vertical-align="middle" draw:auto-grow-height="false" fo:min-height="1.872cm" fo:min-width="4.592cm"/>
    </style:style>
    <style:style style:name="gr212"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6" style:family="graphic" style:parent-style-name="Standard_5f_1_5f_5">
      <style:graphic-properties draw:stroke="none" draw:fill-color="#dddddd" draw:shadow="visible"/>
    </style:style>
    <style:style style:name="gr217"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8" style:family="graphic" style:parent-style-name="Objet_20_sans_20_remplissage_5f_6_5f_2">
      <style:graphic-properties draw:marker-end="Arrow" draw:marker-end-width="0.3cm" draw:fill="none"/>
    </style:style>
    <style:style style:name="gr219" style:family="graphic" style:parent-style-name="Standard_5f_1_5f_3_5f_2">
      <style:graphic-properties draw:fill-color="#dddddd" draw:textarea-horizontal-align="justify" draw:textarea-vertical-align="middle" draw:auto-grow-height="false" fo:min-height="0.49cm" fo:min-width="2.878cm"/>
    </style:style>
    <style:style style:name="gr220" style:family="graphic" style:parent-style-name="Standard_5f_1_5f_3_5f_2">
      <style:graphic-properties draw:fill-color="#dddddd" draw:textarea-horizontal-align="justify" draw:textarea-vertical-align="middle" draw:auto-grow-height="false" fo:min-height="0.489cm" fo:min-width="2.878cm"/>
    </style:style>
    <style:style style:name="gr221"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2"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3" style:family="graphic" style:parent-style-name="Standard_5f_1_5f_3_5f_2">
      <style:graphic-properties svg:stroke-color="#000000" draw:fill-color="#dddddd" draw:textarea-vertical-align="middle" draw:auto-grow-height="false" fo:min-height="0cm" fo:min-width="0cm" fo:wrap-option="wrap"/>
    </style:style>
    <style:style style:name="gr224"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5" style:family="graphic" style:parent-style-name="standard">
      <style:graphic-properties draw:fill-color="#cccccc" draw:textarea-horizontal-align="justify" draw:textarea-vertical-align="middle" draw:auto-grow-height="false" fo:min-height="1.024cm" fo:min-width="2.894cm"/>
    </style:style>
    <style:style style:name="gr226" style:family="graphic" style:parent-style-name="Standard_5f_1">
      <style:graphic-properties svg:stroke-color="#000000" draw:fill-color="#cccccc" draw:textarea-horizontal-align="justify" draw:textarea-vertical-align="middle" draw:auto-grow-height="false" fo:min-height="3.15cm" fo:min-width="3.9cm"/>
    </style:style>
    <style:style style:name="gr227" style:family="graphic" style:parent-style-name="standard">
      <style:graphic-properties draw:stroke="none" draw:fill="solid" draw:fill-color="#ffffff" draw:textarea-vertical-align="middle" fo:min-height="0.819cm"/>
    </style:style>
    <style:style style:name="gr228"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9"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0"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31"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32" style:family="graphic" style:parent-style-name="standard">
      <style:graphic-properties draw:fill-color="#dddddd" draw:textarea-horizontal-align="justify" draw:textarea-vertical-align="middle" draw:auto-grow-height="false" fo:min-height="0.55cm" fo:min-width="2.3cm"/>
    </style:style>
    <style:style style:name="gr233" style:family="graphic" style:parent-style-name="standard">
      <style:graphic-properties draw:fill-color="#dddddd" draw:textarea-horizontal-align="justify" draw:textarea-vertical-align="middle" draw:auto-grow-height="false" fo:min-height="0.95cm" fo:min-width="12.6cm" draw:shadow="visible"/>
    </style:style>
    <style:style style:name="gr234" style:family="graphic" style:parent-style-name="standard">
      <style:graphic-properties draw:fill-color="#cccccc" draw:textarea-horizontal-align="justify" draw:textarea-vertical-align="middle" draw:auto-grow-height="false" fo:min-height="1.151cm" fo:min-width="0cm"/>
    </style:style>
    <style:style style:name="gr235" style:family="graphic" style:parent-style-name="standard">
      <style:graphic-properties draw:fill-color="#dddddd" draw:textarea-horizontal-align="justify" draw:textarea-vertical-align="middle" draw:auto-grow-height="false" fo:min-height="1.352cm" fo:min-width="0cm"/>
    </style:style>
    <style:style style:name="gr236" style:family="graphic" style:parent-style-name="standard">
      <style:graphic-properties draw:fill-color="#dddddd" draw:textarea-horizontal-align="justify" draw:textarea-vertical-align="middle" draw:auto-grow-height="false" fo:min-height="0.95cm" fo:min-width="12.6cm" draw:shadow="hidden"/>
    </style:style>
    <style:style style:name="gr237" style:family="graphic" style:parent-style-name="standard">
      <style:graphic-properties draw:fill-color="#cccccc" draw:textarea-horizontal-align="justify" draw:textarea-vertical-align="middle" draw:auto-grow-height="false" fo:min-height="0.8cm" fo:min-width="0cm"/>
    </style:style>
    <style:style style:name="gr238"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9" style:family="graphic" style:parent-style-name="standard">
      <style:graphic-properties draw:fill-color="#dddddd" draw:textarea-horizontal-align="justify" draw:textarea-vertical-align="middle" draw:auto-grow-height="false" fo:min-height="0.15cm" fo:min-width="0.725cm"/>
    </style:style>
    <style:style style:name="gr240"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41"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2" style:family="graphic" style:parent-style-name="objectwithoutfill">
      <style:graphic-properties draw:marker-start="Arrow" draw:marker-start-width="0.3cm" draw:marker-end="Arrow" draw:marker-end-width="0.3cm" draw:fill="none"/>
    </style:style>
    <style:style style:name="gr243"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4" style:family="graphic" style:parent-style-name="Standard_5f_1">
      <style:graphic-properties draw:fill-color="#dddddd" draw:textarea-horizontal-align="justify" draw:textarea-vertical-align="middle" draw:auto-grow-height="false" fo:min-height="0.55cm" fo:min-width="4.3cm"/>
    </style:style>
    <style:style style:name="gr245" style:family="graphic" style:parent-style-name="standard">
      <style:graphic-properties draw:fill-color="#dddddd" draw:textarea-horizontal-align="justify" draw:textarea-vertical-align="middle" draw:auto-grow-height="false" fo:min-height="4.094cm" fo:min-width="5.13cm"/>
    </style:style>
    <style:style style:name="gr246" style:family="graphic" style:parent-style-name="standard">
      <style:graphic-properties svg:stroke-color="#dddddd" draw:fill-color="#dddddd" draw:textarea-horizontal-align="justify" draw:textarea-vertical-align="middle" draw:auto-grow-height="false" fo:min-height="0.15cm" fo:min-width="3.3cm"/>
    </style:style>
    <style:style style:name="gr247" style:family="graphic" style:parent-style-name="Standard_5f_1">
      <style:graphic-properties draw:fill-color="#dddddd" draw:textarea-horizontal-align="justify" draw:textarea-vertical-align="middle" draw:auto-grow-height="false" fo:min-height="0.75cm" fo:min-width="4.3cm"/>
    </style:style>
    <style:style style:name="gr248" style:family="graphic" style:parent-style-name="standard">
      <style:graphic-properties svg:stroke-color="#000000" draw:fill-color="#dddddd" draw:textarea-horizontal-align="justify" draw:textarea-vertical-align="middle" draw:auto-grow-height="false" fo:min-height="1.024cm" fo:min-width="3.884cm"/>
    </style:style>
    <style:style style:name="gr249" style:family="graphic" style:parent-style-name="standard">
      <style:graphic-properties draw:stroke="none" svg:stroke-color="#000000" draw:fill="none" draw:fill-color="#ffffff" draw:auto-grow-height="true" draw:auto-grow-width="false" fo:max-height="0cm" fo:min-height="0.576cm"/>
    </style:style>
    <style:style style:name="gr250" style:family="graphic" style:parent-style-name="standard">
      <style:graphic-properties svg:stroke-color="#000000" draw:fill="none" draw:textarea-vertical-align="middle" draw:auto-grow-height="false" fo:min-height="6.386cm" fo:min-width="0cm"/>
    </style:style>
    <style:style style:name="gr251" style:family="graphic" style:parent-style-name="standard">
      <style:graphic-properties svg:stroke-color="#000000" draw:fill="none" draw:textarea-vertical-align="middle" draw:auto-grow-height="false" fo:min-height="4.301cm" fo:min-width="0cm"/>
    </style:style>
    <style:style style:name="gr252" style:family="graphic" style:parent-style-name="standard">
      <style:graphic-properties draw:fill-color="#dddddd" draw:textarea-horizontal-align="justify" draw:textarea-vertical-align="middle" draw:auto-grow-height="false" fo:min-height="1.024cm" fo:min-width="6.43cm"/>
    </style:style>
    <style:style style:name="gr253" style:family="graphic" style:parent-style-name="standard">
      <style:graphic-properties draw:fill-color="#b2b2b2" draw:textarea-horizontal-align="justify" draw:textarea-vertical-align="middle" draw:auto-grow-height="false" fo:min-height="0.322cm" fo:min-width="0.214cm"/>
    </style:style>
    <style:style style:name="gr254" style:family="graphic" style:parent-style-name="Standard_5f_1">
      <style:graphic-properties draw:fill-color="#dddddd" draw:textarea-horizontal-align="justify" draw:textarea-vertical-align="middle" draw:auto-grow-height="false" fo:min-height="0.95cm" fo:min-width="4.6cm" draw:shadow="visible"/>
    </style:style>
    <style:style style:name="gr255" style:family="graphic" style:parent-style-name="standard">
      <style:graphic-properties draw:stroke="none" svg:stroke-color="#000000" draw:fill="none" draw:fill-color="#ffffff" draw:auto-grow-height="true" draw:auto-grow-width="false" fo:max-height="0cm" fo:min-height="0.575cm"/>
    </style:style>
    <style:style style:name="gr256" style:family="graphic" style:parent-style-name="standard">
      <style:graphic-properties draw:stroke="none" draw:fill="none" fo:min-height="0.651cm"/>
    </style:style>
    <style:style style:name="gr257" style:family="graphic" style:parent-style-name="standard">
      <style:graphic-properties draw:fill-color="#cccccc" draw:textarea-horizontal-align="justify" draw:textarea-vertical-align="middle" draw:auto-grow-height="false" fo:min-height="0.912cm" fo:min-width="1.3cm"/>
    </style:style>
    <style:style style:name="gr258"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59" style:family="graphic" style:parent-style-name="standard">
      <style:graphic-properties draw:fill-color="#cccccc" draw:textarea-vertical-align="middle" draw:auto-grow-height="false" fo:min-height="0cm" fo:min-width="0cm"/>
    </style:style>
    <style:style style:name="gr260" style:family="graphic" style:parent-style-name="objectwithoutfill">
      <style:graphic-properties draw:stroke="dash" draw:stroke-dash="Dashed_20__28_var_29_" svg:stroke-color="#5e8ac7" draw:fill="none"/>
    </style:style>
    <style:style style:name="gr261" style:family="graphic" style:parent-style-name="standard">
      <style:graphic-properties draw:fill-color="#dddddd" draw:textarea-horizontal-align="justify" draw:textarea-vertical-align="middle" draw:auto-grow-height="false" fo:min-height="1.35cm" fo:min-width="6.7cm"/>
    </style:style>
    <style:style style:name="gr262"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3" style:family="graphic" style:parent-style-name="standard">
      <style:graphic-properties svg:stroke-color="#000000" draw:marker-start="Arrow" draw:marker-start-width="0.3cm" draw:marker-end="Arrow" draw:marker-end-width="0.3cm"/>
    </style:style>
    <style:style style:name="gr264"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6" style:family="graphic" style:parent-style-name="Standard_5f_1">
      <style:graphic-properties draw:fill-color="#dddddd" draw:textarea-horizontal-align="justify" draw:textarea-vertical-align="middle" draw:auto-grow-height="false" fo:min-height="0.25cm" fo:min-width="1cm"/>
    </style:style>
    <style:style style:name="gr267" style:family="graphic" style:parent-style-name="Standard_5f_1">
      <style:graphic-properties draw:fill-color="#dddddd" draw:textarea-horizontal-align="justify" draw:textarea-vertical-align="middle" draw:auto-grow-height="false" fo:min-height="0.55cm" fo:min-width="1.1cm"/>
    </style:style>
    <style:style style:name="gr268" style:family="graphic" style:parent-style-name="Objet_20_sans_20_remplissage_5f_6">
      <style:graphic-properties draw:fill="none"/>
    </style:style>
    <style:style style:name="gr269" style:family="graphic" style:parent-style-name="Objet_20_sans_20_remplissage_5f_6">
      <style:graphic-properties draw:fill="solid" draw:fill-color="#dddddd" draw:opacity="50%"/>
    </style:style>
    <style:style style:name="gr270" style:family="graphic" style:parent-style-name="standard">
      <style:graphic-properties svg:stroke-color="#000000" draw:fill-color="#dddddd" draw:textarea-horizontal-align="justify" draw:textarea-vertical-align="middle" draw:auto-grow-height="false" fo:min-height="0.95cm" fo:min-width="15.5cm"/>
    </style:style>
    <style:style style:name="gr271" style:family="graphic" style:parent-style-name="Standard_5f_1">
      <style:graphic-properties draw:fill-color="#dddddd" draw:textarea-horizontal-align="justify" draw:textarea-vertical-align="middle" draw:auto-grow-height="false" fo:min-height="0.55cm" fo:min-width="11.576cm"/>
    </style:style>
    <style:style style:name="gr272" style:family="graphic" style:parent-style-name="objectwithoutfill">
      <style:graphic-properties draw:stroke="dash" draw:stroke-dash="Fine_20_Dashed" svg:stroke-color="#000000" draw:marker-end="Short_20_line_20_Arrow" draw:marker-end-width="0.3cm" draw:fill="none"/>
    </style:style>
    <style:style style:name="gr273" style:family="graphic" style:parent-style-name="standard">
      <style:graphic-properties svg:stroke-color="#000000" draw:fill="none" draw:textarea-vertical-align="middle" draw:auto-grow-height="false" fo:min-height="2.974cm" fo:min-width="0cm"/>
    </style:style>
    <style:style style:name="gr274"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5" style:family="graphic" style:parent-style-name="standard">
      <style:graphic-properties svg:stroke-color="#000000" draw:fill-color="#dddddd" draw:textarea-horizontal-align="justify" draw:textarea-vertical-align="middle" draw:auto-grow-height="false" fo:min-height="0.8cm" fo:min-width="0.3cm"/>
    </style:style>
    <style:style style:name="gr276"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7" style:family="graphic" style:parent-style-name="standard">
      <style:graphic-properties draw:fill-color="#dddddd" draw:textarea-horizontal-align="justify" draw:textarea-vertical-align="middle" draw:auto-grow-height="false" fo:min-height="1.15cm" fo:min-width="12.1cm" draw:shadow="visible"/>
    </style:style>
    <style:style style:name="gr278"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79"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0"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2" style:family="graphic" style:parent-style-name="standard">
      <style:graphic-properties svg:stroke-color="#000000" draw:fill-color="#eeeeee" draw:opacity="29%" draw:textarea-horizontal-align="justify" draw:textarea-vertical-align="middle" draw:auto-grow-height="false" fo:min-height="14.55cm" fo:min-width="4.3cm"/>
    </style:style>
    <style:style style:name="gr283" style:family="graphic" style:parent-style-name="Standard_5f_1">
      <style:graphic-properties draw:stroke="none" draw:fill-color="#dddddd" draw:textarea-horizontal-align="justify" draw:textarea-vertical-align="middle" draw:auto-grow-height="false" fo:min-height="13.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loext:graphic-properties draw:fill-color="#b2b2b2"/>
      <style:paragraph-properties fo:text-align="center"/>
      <style:text-properties fo:font-size="10pt" style:font-size-asian="10pt" style:font-size-complex="10pt"/>
    </style:style>
    <style:style style:name="P65"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6" style:family="paragraph">
      <loext:graphic-properties draw:fill="none" draw:fill-color="#ffffff"/>
      <style:text-properties fo:font-size="12pt" fo:font-weight="bold" style:font-size-asian="12pt" style:font-weight-asian="bold" style:font-size-complex="12pt" style:font-weight-complex="bold"/>
    </style:style>
    <style:style style:name="P67" style:family="paragraph">
      <loext:graphic-properties draw:fill="solid" draw:fill-color="#eeeeee"/>
    </style:style>
    <style:style style:name="P68" style:family="paragraph">
      <loext:graphic-properties draw:fill="solid" draw:fill-color="#ffffff"/>
    </style:style>
    <style:style style:name="P69" style:family="paragraph">
      <loext:graphic-properties draw:fill="solid" draw:fill-color="#eeeeee" draw:opacity="60%"/>
      <style:paragraph-properties fo:text-align="center"/>
    </style:style>
    <style:style style:name="P70" style:family="paragraph">
      <loext:graphic-properties draw:fill-color="#eeeeee"/>
      <style:paragraph-properties fo:text-align="start"/>
      <style:text-properties fo:font-size="14pt" style:font-size-asian="14pt" style:font-size-complex="14pt"/>
    </style:style>
    <style:style style:name="P71" style:family="paragraph">
      <loext:graphic-properties draw:fill="solid" draw:fill-color="#dddddd"/>
      <style:text-properties fo:font-size="14pt" style:font-size-asian="14pt" style:font-size-complex="14pt"/>
    </style:style>
    <style:style style:name="P72" style:family="paragraph">
      <style:text-properties fo:font-size="36pt" fo:language="fr" fo:country="FR" style:font-size-asian="36pt" style:font-size-complex="36pt"/>
    </style:style>
    <style:style style:name="P73" style:family="paragraph">
      <loext:graphic-properties draw:fill="none" draw:fill-color="#ffffff"/>
      <style:text-properties fo:font-size="18pt"/>
    </style:style>
    <style:style style:name="P74" style:family="paragraph">
      <style:paragraph-properties fo:margin-left="0cm" fo:margin-right="0cm" fo:margin-top="0.1cm" fo:margin-bottom="0.1cm" fo:line-height="100%" fo:text-align="center" fo:text-indent="0cm"/>
    </style:style>
    <style:style style:name="P75" style:family="paragraph">
      <style:paragraph-properties fo:margin-left="0cm" fo:margin-right="0cm" fo:margin-top="0.1cm" fo:margin-bottom="0.1cm" fo:line-height="100%" fo:text-align="start" fo:text-indent="0cm"/>
    </style:style>
    <style:style style:name="P7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77" style:family="paragraph">
      <loext:graphic-properties draw:fill-color="#b2b2b2"/>
      <style:paragraph-properties fo:text-align="center"/>
    </style:style>
    <style:style style:name="P78" style:family="paragraph">
      <style:paragraph-properties fo:margin-top="0.42cm" fo:margin-bottom="0.35cm" fo:text-align="start"/>
    </style:style>
    <style:style style:name="P79" style:family="paragraph">
      <loext:graphic-properties draw:fill="none"/>
      <style:paragraph-properties fo:margin-top="0.42cm" fo:margin-bottom="0.35cm" fo:text-align="start"/>
      <style:text-properties fo:font-size="12pt" style:font-size-asian="12pt" style:font-size-complex="12pt"/>
    </style:style>
    <style:style style:name="P80" style:family="paragraph">
      <loext:graphic-properties draw:fill="none" draw:fill-color="#ffffff"/>
      <style:text-properties style:font-name="DejaVu Sans" fo:font-size="12pt" style:font-size-asian="12pt" style:font-size-complex="12pt"/>
    </style:style>
    <style:style style:name="P81" style:family="paragraph">
      <loext:graphic-properties draw:fill-color="#eeeeee" draw:opacity="70%"/>
      <style:paragraph-properties fo:text-align="center"/>
      <style:text-properties fo:color="#808080"/>
    </style:style>
    <style:style style:name="P82" style:family="paragraph">
      <loext:graphic-properties draw:fill-color="#eeeeee" draw:opacity="40%"/>
      <style:paragraph-properties fo:text-align="center"/>
    </style:style>
    <style:style style:name="P83" style:family="paragraph">
      <loext:graphic-properties draw:fill-color="#eeeeee" draw:opacity="20%"/>
      <style:paragraph-properties fo:text-align="center"/>
    </style:style>
    <style:style style:name="P84" style:family="paragraph">
      <loext:graphic-properties draw:fill-color="#eeeeee" draw:opacity="29%"/>
      <style:paragraph-properties fo:text-align="center"/>
      <style:text-properties fo:color="#b2b2b2"/>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style:style style:name="T81" style:family="text">
      <style:text-properties fo:color="#b2b2b2"/>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65" draw:id="id16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66" draw:id="id166">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study asumptions</text:span></text:p>
          </draw:text-box>
        </draw:frame>
        <draw:custom-shape draw:style-name="gr7" draw:text-style-name="P11" draw:layer="layout" svg:width="19.8cm" svg:height="4.2cm" svg:x="3.1cm" svg:y="15cm">
          <text:list text:style-name="L2">
            <text:list-item>
              <text:p text:style-name="P9"><text:span text:style-name="T5">Context : IT</text:span></text:p>
            </text:list-item>
            <text:list-item>
              <text:p text:style-name="P9"><text:span text:style-name="T5">Problem class : NLP</text:span></text:p>
            </text:list-item>
            <text:list-item>
              <text:p text:style-name="P9"><text:span text:style-name="T5">Problem type : Multi-label classification (1 POST / N TAGs)</text:span></text:p>
            </text:list-item>
          </text:list>
          <text:p text:style-name="P9"><text:span text:style-name="T5"/></text:p>
          <text:p text:style-name="P10"><text:span text:style-name="T6">To suggest appropriate TAG thanks to a classification algorith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Over Flow (SOF) Databa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ON: to suggest TAG from a POST</text:span></text:p>
          <draw:enhanced-geometry svg:viewBox="0 0 21600 21600" draw:type="rectangle" draw:enhanced-path="M 0 0 L 21600 0 21600 21600 0 21600 0 0 Z N"/>
        </draw:custom-shape>
        <anim:par presentation:node-type="timing-root">
          <anim:par smil:begin="id16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67" draw:id="id16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25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25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pus</text:span></text:p>
          </draw:text-box>
        </draw:frame>
        <draw:frame draw:style-name="gr28" draw:text-style-name="P20" draw:layer="layout" svg:width="10.8cm" svg:height="1cm" svg:x="8.4cm" svg:y="4.2cm">
          <draw:text-box>
            <text:p><text:span text:style-name="T9">Set used for building &amp; benchmarking models</text:span></text:p>
          </draw:text-box>
        </draw:frame>
        <draw:frame draw:style-name="gr29" draw:text-style-name="P16" draw:layer="layout" svg:width="4.651cm" svg:height="0.962cm" svg:x="1.2cm" svg:y="12.038cm">
          <draw:text-box>
            <text:p><text:span text:style-name="T8">SOF Database</text:span></text:p>
          </draw:text-box>
        </draw:frame>
        <draw:custom-shape draw:style-name="gr30" draw:text-style-name="P21" xml:id="id12" draw:id="id12" draw:layer="layout" svg:width="6.6cm" svg:height="2cm" svg:x="2.8cm" svg:y="14cm">
          <text:list text:style-name="L2">
            <text:list-item>
              <text:p text:style-name="P9"><text:span text:style-name="T8">Train dataset : </text:span></text:p>
              <text:list>
                <text:list-item>
                  <text:p text:style-name="P9"><text:span text:style-name="T8">25K POST</text:span></text:p>
                </text:list-item>
                <text:list-item>
                  <text:p text:style-name="P9"><text:span text:style-name="T8">6K Feature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hmar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eferenced TAG</text:span></text:p>
              <text:list>
                <text:list-item>
                  <text:p text:style-name="P9"><text:span text:style-name="T8">50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y</text:span></text:p>
            <text:p><text:span text:style-name="T8">Title</text:span></text:p>
            <text:p><text:span text:style-name="T8">Assigned TAG</text:span></text:p>
          </draw:text-box>
        </draw:frame>
        <draw:frame draw:style-name="gr35" draw:text-style-name="P23" draw:layer="layout" svg:width="4.95cm" svg:height="0.9cm" svg:x="1.15cm" svg:y="7.201cm">
          <draw:text-box>
            <text:p><text:span text:style-name="T8">Referenced 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6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68" draw:id="id168">
        <office:forms form:automatic-focus="false" form:apply-design-mode="false"/>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frame presentation:style-name="pr3" draw:text-style-name="P24" draw:layer="layout" svg:width="26.3cm" svg:height="2.845cm" svg:x="0.6cm" svg:y="1.178cm" presentation:class="title" presentation:user-transformed="true">
          <draw:text-box>
            <text:p><text:span text:style-name="T10">Benchmark global sheme</text:span></text:p>
          </draw:text-box>
        </draw:frame>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65cm" svg:x2="9.2cm" svg:y2="13.55cm" draw:start-shape="id23" draw:start-glue-point="0" draw:end-shape="id19" draw:end-glue-point="6" svg:d="M6200 14565v-1015h3000" svg:viewBox="0 0 3001 1016">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gested TAG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chmarking</text:span></text:p>
            </draw:text-box>
          </draw:frame>
          <draw:custom-shape draw:style-name="gr48" draw:text-style-name="P26" draw:layer="layout" svg:width="1.493cm" svg:height="1.199cm" svg:x="21.46cm" svg:y="11.7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rain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63cm)">
          <text:p text:style-name="P10"><text:span text:style-name="T8">Test </text:span></text:p>
          <text:p text:style-name="P10"><text:span text:style-name="T8">Dat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6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69" draw:id="id169">
        <office:forms form:automatic-focus="false" form:apply-design-mode="false"/>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frame presentation:style-name="pr3" draw:layer="layout" svg:width="24.4cm" svg:height="2.845cm" svg:x="0.5cm" svg:y="1.178cm" presentation:class="title" presentation:user-transformed="true">
          <draw:text-box>
            <text:p>Standardization : POST --&gt; list of TOKENS</text:p>
          </draw:text-box>
        </draw:fram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m having issues getting the C sockets API to work properly in C++ on &lt;code&gt;z/OS&lt;/code&gt;.&lt;/p&gt;</text:span></text:p>
            <text:p text:style-name="P9"><text:span text:style-name="T13">&lt;p&gt;Although I am including &lt;code&gt;sys/socket.h&lt;/code&gt;, I still get compile time errors telling me that &lt;code&gt;AF_INET&lt;/code&gt; is not defined.&lt;/p&gt;</text:span></text:p>
            <text:p text:style-name="P9"><text:span text:style-name="T13">&lt;p&gt;Am I missing something obvious, or is this related to the fact that being on &lt;code&gt;z/OS&lt;/code&gt; makes my problems much more complicated?&lt;/p&gt;</text:span></text:p>
            <text:p text:style-name="P9"><text:span text:style-name="T13">&lt;hr&gt;</text:span></text:p>
            <text:p text:style-name="P9"><text:span text:style-name="T13">&lt;p&gt;&lt;strong&gt;Update&lt;/strong&gt;: Upon further investigation, I discovered that there is an </text:span><text:span text:style-name="T14">&lt;code&gt;#ifdef&lt;/code&gt;</text:span><text:span text:style-name="T15"> that I'm hitting. Apparently</text:span><text:span text:style-name="T14"> </text:span><text:span text:style-name="T16">&lt;code&gt;z/OS&lt;/code&gt;</text:span><text:span text:style-name="T13"> isn't happy unless I define which "type" of sockets I'm using with:&lt;/p&gt;</text:span></text:p>
            <text:p text:style-name="P9"><text:span text:style-name="T13">&lt;pre&gt;&lt;code&gt;#define _OE_SOCKETS</text:span></text:p>
            <text:p text:style-name="P9"><text:span text:style-name="T13">&lt;/code&gt;&lt;/pre&gt;</text:span></text:p>
            <text:p text:style-name="P9"><text:span text:style-name="T13">&lt;p&gt;Now, I personally have no idea what this &lt;code&gt;_OE_SOCKETS&lt;/code&gt; is actually for, so if any &lt;code&gt;z/OS&lt;/code&gt; sockets programmers are out there (all 3 of you), perhaps you could give me a rundown of how this all works?&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issues', 'c', 'sockets', 'api', 'properly', 'c++', 'which', 'basically', 'whole', 'file', 'sure']</text:span></text:p>
          </draw:text-box>
        </draw:frame>
        <draw:frame draw:style-name="gr58" draw:text-style-name="P32" draw:layer="layout" svg:width="9.392cm" svg:height="0.8cm" svg:x="14.003cm" svg:y="4.983cm">
          <draw:text-box>
            <text:p text:style-name="P9"><text:span text:style-name="T13">how to use the c socket api in c++ on z/os</text:span></text:p>
          </draw:text-box>
        </draw:frame>
        <draw:frame draw:style-name="gr58" draw:text-style-name="P32" draw:layer="layout" svg:width="10cm" svg:height="0.8cm" svg:x="13.699cm" svg:y="16.1cm">
          <draw:text-box>
            <text:p text:style-name="P9"><text:span text:style-name="T13">['c', 'socket', 'api', 'c++', 'z', '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 ['c++', 'c', 'sockets', 'mainframe', 'zos']</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anim:par presentation:node-type="timing-root">
          <anim:par smil:begin="id16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70" draw:id="id170">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Train</text:span></text:p>
          <text:p text:style-name="P10"><text:span text:style-name="T9">Standardized </text:span></text:p>
          <text:p text:style-name="P10"><text:span text:style-name="T9">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anim:par presentation:node-type="timing-root">
          <anim:par smil:begin="id17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71" draw:id="id171">
        <office:forms form:automatic-focus="false" form:apply-design-mode="false"/>
        <draw:frame presentation:style-name="pr1" draw:layer="layout" svg:width="20cm" svg:height="2cm" svg:x="1.4cm" svg:y="1.6cm" presentation:class="title">
          <draw:text-box>
            <text:p>TAG and TOKEN occurencies</text:p>
          </draw:text-box>
        </draw:frame>
        <draw:frame draw:style-name="gr65" draw:text-style-name="P14" draw:layer="layout" svg:width="11.699cm" svg:height="8.274cm" svg:x="0.981cm" svg:y="11.726cm">
          <draw:image xlink:href="Pictures/10000000000004A20000028A1B92B867AA73BE7B.png" xlink:type="simple" xlink:show="embed" xlink:actuate="onLoad">
            <text:p/>
          </draw:image>
        </draw:frame>
        <draw:frame draw:style-name="gr66" draw:text-style-name="P36" draw:layer="layout" svg:width="6.2cm" svg:height="1.2cm" svg:x="2.6cm" svg:y="12.2cm">
          <draw:text-box>
            <text:p><text:span text:style-name="T21">TOKENS from Body</text:span></text:p>
          </draw:text-box>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7"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8"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draw:style-name="gr69" draw:text-style-name="P36" draw:layer="layout" svg:width="7.8cm" svg:height="0.806cm" svg:x="15.2cm" svg:y="12.356cm">
          <draw:text-box>
            <text:p><text:span text:style-name="T9">TOKENS from Titles</text:span></text:p>
          </draw:text-box>
        </draw:frame>
        <anim:par presentation:node-type="timing-root">
          <anim:par smil:begin="id17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72" draw:id="id172">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7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73" draw:id="id173">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7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74" draw:id="id174">
        <office:forms form:automatic-focus="false" form:apply-design-mode="false"/>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ent of TAG</text:span><text:span text:style-name="T24">R</text:span><text:span text:style-name="T22"> issued from TAG</text:span><text:span text:style-name="T24">A</text:span><text:span text:style-name="T22"> : 10%</text:span></text:p>
            <text:p text:style-name="P9"><text:span text:style-name="T22">P(TAG</text:span><text:span text:style-name="T24">R</text:span><text:span text:style-name="T22"> | TAG</text:span><text:span text:style-name="T24">A</text:span><text:span text:style-name="T22">) = 90 %</text:span></text:p>
          </draw:text-box>
        </draw:frame>
        <anim:par presentation:node-type="timing-root">
          <anim:par smil:begin="id17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75" draw:id="id175">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okenized titles popularity : 25K Post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ent of TAG</text:span><text:span text:style-name="T24">R</text:span><text:span text:style-name="T22"> issued from titles : 10%</text:span></text:p>
            <text:p text:style-name="P9"><text:span text:style-name="T22">P(TAG</text:span><text:span text:style-name="T24">R</text:span><text:span text:style-name="T22"> | WORD</text:span><text:span text:style-name="T24">TITLE</text:span><text:span text:style-name="T22">) = 40 %</text:span></text:p>
          </draw:text-box>
        </draw:frame>
        <draw:line draw:style-name="gr21" draw:text-style-name="P14" draw:layer="layout" svg:x1="4.4cm" svg:y1="18.701cm" svg:x2="4.4cm" svg:y2="16.901cm">
          <text:p/>
        </draw:line>
        <anim:par presentation:node-type="timing-root">
          <anim:par smil:begin="id17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76" draw:id="id17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kenized POST popularity : 25K Post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ent of TAG</text:span><text:span text:style-name="T26">R</text:span><text:span text:style-name="T25"> issued from Body+Title : 15%</text:span></text:p>
            <text:p text:style-name="P9"><text:span text:style-name="T25">P(TAG</text:span><text:span text:style-name="T26">R</text:span><text:span text:style-name="T25"> | WORD</text:span><text:span text:style-name="T26">TITLE+Body</text:span><text:span text:style-name="T25">) = 15 %</text:span></text:p>
          </draw:text-box>
        </draw:frame>
        <draw:line draw:style-name="gr21" draw:text-style-name="P14" draw:layer="layout" svg:x1="3.9cm" svg:y1="18.7cm" svg:x2="3.9cm" svg:y2="16.9cm">
          <text:p/>
        </draw:lin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77" draw:id="id177">
        <office:forms form:automatic-focus="false" form:apply-design-mode="false"/>
        <draw:frame presentation:style-name="pr4" draw:layer="layout" svg:width="23.2cm" svg:height="3.15cm" svg:x="1.4cm" svg:y="1.025cm" presentation:class="title" presentation:user-transformed="true">
          <draw:text-box>
            <text:p>Hypothesis about TAG<text:span text:style-name="T23">A</text:span> statistics law</text:p>
          </draw:text-box>
        </draw:frame>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distribution &amp; density </text:span><text:span text:style-name="T33">from 25K POST</text:span></text:p>
          </draw:text-box>
        </draw:fram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78" draw:id="id178">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79" draw:id="id179">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80" draw:id="id180">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81" draw:id="id181">
        <office:forms form:automatic-focus="false" form:apply-design-mode="false"/>
        <draw:polygon draw:style-name="gr88" draw:text-style-name="P13" draw:layer="layout" svg:width="11.199cm" svg:height="13.099cm" svg:x="15.4cm" svg:y="6.5cm" svg:viewBox="0 0 11200 13100" draw:points="0,2500 5400,2500 7400,0 11200,0 11200,13100 0,13100">
          <text:p/>
        </draw:polygon>
        <draw:frame presentation:style-name="pr3" draw:text-style-name="P45" draw:layer="layout" svg:width="25.4cm" svg:height="2.845cm" svg:x="0.3cm" svg:y="1.178cm" presentation:class="title" presentation:user-transformed="true">
          <draw:text-box>
            <text:p><text:span text:style-name="T34"><text:s text:c="3"/></text:span><text:span text:style-name="T34">Data-set vectorization : NLP --&gt; Words Emb.</text:span></text:p>
          </draw:text-box>
        </draw:frame>
        <draw:custom-shape draw:style-name="gr89"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1" draw:text-style-name="P20" draw:layer="layout" svg:width="5.6cm" svg:height="1cm" svg:x="15.6cm" svg:y="17.8cm">
          <draw:text-box>
            <text:p><text:span text:style-name="T9">Matrix</text:span></text:p>
          </draw:text-box>
        </draw:frame>
        <draw:custom-shape draw:style-name="gr92"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3"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96"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2"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xml:id="id46" draw:id="id46">
          <draw:frame draw:style-name="gr98" draw:text-style-name="P20" draw:layer="layout" svg:width="3.5cm" svg:height="1.182cm" svg:x="0.9cm" svg:y="6.618cm">
            <draw:text-box>
              <text:p><text:span text:style-name="T9">POST</text:span></text:p>
            </draw:text-box>
          </draw:frame>
          <draw:custom-shape draw:style-name="gr9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82" draw:id="id182">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83" draw:id="id183">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84" draw:id="id184">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85" draw:id="id185">
        <office:forms form:automatic-focus="false" form:apply-design-mode="false"/>
        <draw:polygon draw:style-name="gr88" draw:text-style-name="P13" draw:layer="layout" svg:width="12.399cm" svg:height="9.199cm" svg:x="13.2cm" svg:y="6.6cm" svg:viewBox="0 0 12400 9200" draw:points="0,0 0,9200 12400,9200 12400,4600 12400,0">
          <text:p/>
        </draw:polygon>
        <draw:frame presentation:style-name="pr3" draw:text-style-name="P1" draw:layer="layout" svg:width="24.8cm" svg:height="2.845cm" svg:x="0.5cm" svg:y="1.178cm" presentation:class="title" presentation:user-transformed="true">
          <draw:text-box>
            <text:p><text:span text:style-name="T1">Statistical methods</text:span></text:p>
          </draw:text-box>
        </draw:frame>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diction is based on statistics of features over the whole corpus.</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11" xlink:type="simple" xlink:show="embed" xlink:actuate="onLoad">
              <loext:p/>
            </draw:object>
            <draw:image xlink:href="./ObjectReplacements/Object 11" xlink:type="simple" xlink:show="embed" xlink:actuate="onLoad"/>
          </draw:frame>
          <draw:frame draw:style-name="gr74" draw:text-style-name="P10" draw:layer="layout" svg:width="3.869cm" svg:height="0.754cm" svg:x="2.331cm" svg:y="18.4cm">
            <draw:object xlink:href="./Object 12" xlink:type="simple" xlink:show="embed" xlink:actuate="onLoad">
              <loext:p/>
            </draw:object>
            <draw:image xlink:href="./ObjectReplacements/Object 12" xlink:type="simple" xlink:show="embed" xlink:actuate="onLoad"/>
          </draw:frame>
        </draw:g>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 <text:s text:c="2"/>24604</text:span></text:p>
              <text:p text:style-name="P9"><text:span text:style-name="T13">Features : 6448</text:span></text:p>
              <text:p text:style-name="P9"><text:span text:style-name="T13">MAX_DF : 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87" draw:id="id187">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 <text:s text:c="2"/>24604</text:span></text:p>
            <text:p text:style-name="P9"><text:span text:style-name="T13">Features : 6422</text:span></text:p>
            <text:p text:style-name="P9"><text:span text:style-name="T13">MIN_DF : 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88" draw:id="id18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130" draw:text-style-name="P36" draw:layer="layout" svg:width="4.113cm" svg:height="0.806cm" svg:x="3.744cm" svg:y="10.794cm">
          <draw:text-box>
            <text:p><text:span text:style-name="T9">Matching : BOW</text:span></text:p>
          </draw:text-box>
        </draw:frame>
        <draw:frame draw:style-name="gr131" draw:text-style-name="P36" draw:layer="layout" svg:width="5.641cm" svg:height="0.806cm" svg:x="13.739cm" svg:y="10.794cm">
          <draw:text-box>
            <text:p><text:span text:style-name="T9">Matching : TF-IDF (1,1)</text:span></text:p>
          </draw:text-box>
        </draw:frame>
        <draw:g>
          <draw:frame draw:style-name="gr131" draw:text-style-name="P36" draw:layer="layout" svg:width="5.641cm" svg:height="0.806cm" svg:x="13.727cm" svg:y="18.799cm">
            <draw:text-box>
              <text:p><text:span text:style-name="T9">Matching : TF-IDF (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hing : TF-IDF (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89" draw:id="id189">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éthodes statistiques : distribution matchin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IDF(1,1)</text:span></text:p>
            <text:p text:style-name="P9"><text:span text:style-name="T46">(24604, 6156)</text:span></text:p>
          </draw:text-box>
        </draw:frame>
        <draw:frame draw:style-name="gr132" draw:text-style-name="P57" draw:layer="layout" svg:width="5cm" svg:height="1.207cm" svg:x="18.1cm" svg:y="14.844cm">
          <draw:text-box>
            <text:p text:style-name="P9"><text:span text:style-name="T46"><text:s/></text:span><text:span text:style-name="T46">TF-IDF(1,1)</text:span></text:p>
            <text:p text:style-name="P9"><text:span text:style-name="T46">(24604, 2846)</text:span></text:p>
          </draw:text-box>
        </draw:fram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90" draw:id="id190">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91" draw:id="id191">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92" draw:id="id192">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93" draw:id="id193">
        <office:forms form:automatic-focus="false" form:apply-design-mode="false"/>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diction is based on words issued from topi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94" draw:id="id194">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95" draw:id="id195">
        <office:forms form:automatic-focus="false" form:apply-design-mode="false"/>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65" draw:text-style-name="P14" draw:layer="layout" svg:width="24.2cm" svg:height="14.49cm" svg:x="1.6cm" svg:y="3.61cm">
          <draw:image xlink:href="Pictures/100002010000048F0000025C12E755A456836A19.png" xlink:type="simple" xlink:show="embed" xlink:actuate="onLoad">
            <text:p/>
          </draw:image>
        </draw:frame>
        <draw:line draw:style-name="gr162" draw:text-style-name="P14" draw:layer="layout" svg:x1="2.5cm" svg:y1="4.75cm" svg:x2="20.5cm" svg:y2="4.751cm">
          <text:p/>
        </draw:line>
        <draw:line draw:style-name="gr162" draw:text-style-name="P14" draw:layer="layout" svg:x1="20.2cm" svg:y1="4.75cm" svg:x2="20.2cm" svg:y2="17.2cm">
          <text:p/>
        </draw:line>
        <draw:frame draw:style-name="gr163" draw:text-style-name="P61" draw:layer="layout" svg:width="24.2cm" svg:height="1.673cm" svg:x="1.5cm" svg:y="18.301cm">
          <draw:text-box>
            <text:p>Best LDA model : 400 / 1000 POSTs per model : 30 % accuracy</text:p>
          </draw:text-box>
        </draw:frame>
        <draw:line draw:style-name="gr129" draw:text-style-name="P14" draw:layer="layout" svg:x1="2.6cm" svg:y1="10.6cm" svg:x2="5cm" svg:y2="10.6cm">
          <text:p/>
        </draw:line>
        <draw:line draw:style-name="gr162" draw:text-style-name="P14" draw:layer="layout" svg:x1="4.9cm" svg:y1="10.6cm" svg:x2="4.9cm" svg:y2="17.2cm">
          <text:p/>
        </draw:line>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96" draw:id="id196">
        <office:forms form:automatic-focus="false" form:apply-design-mode="false"/>
        <draw:polygon draw:style-name="gr88" draw:text-style-name="P13" draw:layer="layout" svg:width="16.999cm" svg:height="10.599cm" svg:x="1cm" svg:y="6.6cm" svg:viewBox="0 0 17000 10600" draw:points="17000,0 17000,2000 17000,6400 17000,6800 17000,6800 14000,9000 11686,10600 0,10600 0,0">
          <text:p/>
        </draw:polygon>
        <draw:custom-shape draw:style-name="gr164" draw:text-style-name="P8" xml:id="id94" draw:id="id94"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165" draw:text-style-name="P8" xml:id="id92" draw:id="id92"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1" draw:start-glue-point="1" draw:end-shape="id92" draw:end-glue-point="6" svg:d="M4400 5211h1800" svg:viewBox="0 0 1801 1">
          <text:p/>
        </draw:connector>
        <draw:custom-shape draw:style-name="gr165" draw:text-style-name="P8" xml:id="id93" draw:id="id93" draw:layer="layout" svg:width="5cm" svg:height="1.8cm" svg:x="13.101cm" svg:y="4.302cm">
          <text:p text:style-name="P10"><text:span text:style-name="T35">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2" draw:start-glue-point="10" draw:end-shape="id93" draw:end-glue-point="6" svg:d="M11200 5211h951v-9h950" svg:viewBox="0 0 1902 10">
          <text:p/>
        </draw:connector>
        <draw:frame draw:style-name="gr166" draw:text-style-name="P20" xml:id="id95" draw:id="id95"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93" draw:start-glue-point="10" draw:end-shape="id94" draw:end-glue-point="0" svg:d="M18101 5202h3699v2398" svg:viewBox="0 0 3700 2399">
          <text:p/>
        </draw:connector>
        <draw:frame draw:style-name="gr167" draw:text-style-name="P62" draw:layer="layout" svg:width="3.8cm" svg:height="0.725cm" draw:transform="rotate (1.5707963267949) translate (19.137cm 11.3cm)">
          <draw:text-box>
            <text:p><text:span text:style-name="T33">POST</text:span></text:p>
          </draw:text-box>
        </draw:frame>
        <draw:frame draw:style-name="gr168" draw:text-style-name="P63" draw:layer="layout" svg:width="5.2cm" svg:height="0.962cm" svg:x="19.6cm" svg:y="7.438cm">
          <draw:text-box>
            <text:p text:style-name="P10"><text:span text:style-name="T33">Vocabulary</text:span></text:p>
          </draw:text-box>
        </draw:frame>
        <draw:custom-shape draw:style-name="gr169" draw:text-style-name="P8" xml:id="id96" draw:id="id96"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95" draw:start-glue-point="2" draw:end-shape="id96" draw:end-glue-point="10" svg:d="M22000 11703v1097h-4600" svg:viewBox="0 0 4601 1098">
          <text:p/>
        </draw:connector>
        <draw:g>
          <draw:custom-shape draw:style-name="gr170" draw:text-style-name="P7" xml:id="id97" draw:id="id9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xml:id="id98" draw:id="id9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91" draw:id="id91">
          <draw:frame draw:style-name="gr173" draw:text-style-name="P20" draw:layer="layout" svg:width="3.5cm" svg:height="0.959cm" svg:x="0.9cm" svg:y="5.541cm">
            <draw:text-box>
              <text:p><text:span text:style-name="T9">POST</text:span></text:p>
            </draw:text-box>
          </draw:frame>
          <draw:custom-shape draw:style-name="gr174"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5"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74"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24" draw:text-style-name="P53" xml:id="id100" draw:id="id100" draw:layer="layout" svg:width="1.6cm" svg:height="0.6cm" svg:x="1.3cm" svg:y="10.5cm">
          <text:p text:style-name="P10"><text:span text:style-name="T33">TAG</text:span></text:p>
          <draw:enhanced-geometry svg:viewBox="0 0 21600 21600" draw:type="rectangle" draw:enhanced-path="M 0 0 L 21600 0 21600 21600 0 21600 0 0 Z N"/>
        </draw:custom-shape>
        <draw:g>
          <draw:custom-shape draw:style-name="gr176" draw:text-style-name="P8" xml:id="id103" draw:id="id103"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23.1cm" svg:y="18.378cm">
            <draw:text-box>
              <text:p><text:span text:style-name="T7">New POST</text:span></text:p>
            </draw:text-box>
          </draw:frame>
        </draw:g>
        <draw:connector draw:style-name="gr21" draw:text-style-name="P14" draw:layer="layout" draw:type="line" svg:x1="13.4cm" svg:y1="12.8cm" svg:x2="12.5cm" svg:y2="12.8cm" draw:start-shape="id96" draw:end-shape="id97" svg:d="M13400 12800h-900" svg:viewBox="0 0 901 1">
          <text:p/>
        </draw:connector>
        <draw:frame draw:style-name="gr178" draw:text-style-name="P15" draw:layer="layout" svg:width="4cm" svg:height="1.039cm" svg:x="8.4cm" svg:y="15.603cm">
          <draw:text-box>
            <text:p><text:span text:style-name="T7">Clusters of questions</text:span></text:p>
          </draw:text-box>
        </draw:frame>
        <draw:custom-shape draw:style-name="gr179" draw:text-style-name="P8" xml:id="id99" draw:id="id99" draw:layer="layout" svg:width="4.6cm" svg:height="2.8cm" draw:transform="rotate (1.5707963267949) translate (4.6cm 15.3cm)">
          <text:p text:style-name="P10"><text:span text:style-name="T35">TAG</text:span><text:span text:style-name="T61">S</text:span><text:span text:style-name="T35">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98" draw:start-glue-point="6" draw:end-shape="id99" draw:end-glue-point="8" svg:d="M9000 13000h-1600" svg:viewBox="0 0 1601 1">
          <text:p/>
        </draw:connector>
        <draw:connector draw:style-name="gr21" draw:text-style-name="P14" draw:layer="layout" draw:type="line" svg:x1="4.6cm" svg:y1="13cm" svg:x2="2.9cm" svg:y2="10.8cm" draw:start-shape="id99" draw:start-glue-point="4" draw:end-shape="id100" draw:end-glue-point="1" svg:d="M4600 13000l-1700-2200" svg:viewBox="0 0 1701 2201">
          <text:p/>
        </draw:connector>
        <draw:connector draw:style-name="gr21" draw:text-style-name="P14" draw:layer="layout" draw:type="line" svg:x1="4.6cm" svg:y1="13cm" svg:x2="2.9cm" svg:y2="13cm" draw:start-shape="id99" draw:start-glue-point="4" draw:end-shape="id101" svg:d="M4600 13000h-1700" svg:viewBox="0 0 1701 1">
          <text:p/>
        </draw:connector>
        <draw:connector draw:style-name="gr21" draw:text-style-name="P14" draw:layer="layout" draw:type="line" svg:x1="4.6cm" svg:y1="13cm" svg:x2="2.9cm" svg:y2="14.8cm" draw:start-shape="id99" draw:start-glue-point="4" draw:end-shape="id102" svg:d="M4600 13000l-1700 1800" svg:viewBox="0 0 1701 1801">
          <text:p/>
        </draw:connector>
        <draw:custom-shape draw:style-name="gr180" draw:text-style-name="P8" xml:id="id104" draw:id="id104" draw:layer="layout" svg:width="3.3cm" svg:height="1.8cm" svg:x="19.4cm" svg:y="16.6cm">
          <text:p text:style-name="P10"><text:span text:style-name="T35">Cluster</text:span></text:p>
          <text:p text:style-name="P10"><text:span text:style-name="T35">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103" draw:end-shape="id104" draw:end-glue-point="10" svg:d="M23900 17500h-1200" svg:viewBox="0 0 1201 1">
          <text:p/>
        </draw:connector>
        <draw:connector draw:style-name="gr21" draw:text-style-name="P14" draw:layer="layout" svg:x1="11.915cm" svg:y1="14.78cm" svg:x2="21.05cm" svg:y2="16.6cm" draw:start-shape="id97" draw:start-glue-point="9" draw:end-shape="id104"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1" draw:id="id101"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2" draw:id="id102"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106" draw:id="id106"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05" draw:start-glue-point="6" draw:end-shape="id106" draw:end-glue-point="0" svg:d="M15401 17501h-1301v999" svg:viewBox="0 0 1302 1000">
          <text:p/>
        </draw:connector>
        <draw:connector draw:style-name="gr181" draw:text-style-name="P14" xml:id="id107" draw:id="id107" draw:layer="layout" draw:type="line" svg:x1="1.422cm" svg:y1="17.918cm" svg:x2="12.686cm" svg:y2="17.876cm" svg:d="M1422 17918l11264-42" svg:viewBox="0 0 11265 43">
          <text:p/>
        </draw:connector>
        <draw:connector draw:style-name="gr181" draw:text-style-name="P14" xml:id="id108" draw:id="id108" draw:layer="layout" draw:type="line" svg:x1="12.686cm" svg:y1="17.876cm" svg:x2="18.208cm" svg:y2="13.997cm" draw:start-shape="id107" draw:start-glue-point="3" svg:d="M12686 17876l5522-3879" svg:viewBox="0 0 5523 3880">
          <text:p/>
        </draw:connector>
        <draw:connector draw:style-name="gr181" draw:text-style-name="P14" draw:layer="layout" draw:type="line" svg:x1="18.208cm" svg:y1="13.997cm" svg:x2="25.98cm" svg:y2="13.997cm" draw:start-shape="id108" draw:start-glue-point="3" svg:d="M18208 13997h7772" svg:viewBox="0 0 7773 1">
          <text:p/>
        </draw:connector>
        <draw:custom-shape draw:style-name="gr182" draw:text-style-name="P8" xml:id="id105" draw:id="id105"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4" draw:start-glue-point="6" draw:end-shape="id105" draw:end-glue-point="10" svg:d="M19400 17500l-1000 1" svg:viewBox="0 0 1001 2">
          <text:p/>
        </draw:connector>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6"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97" draw:id="id197">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custom-shape draw:style-name="gr183" draw:text-style-name="P7" xml:id="id114" draw:id="id114"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64" xml:id="id110" draw:id="id110" draw:layer="layout" svg:width="1.801cm" svg:height="1.2cm" svg:x="5.6cm" svg:y="7.6cm">
          <text:p text:style-name="P10"><text:span text:style-name="T7">Centroï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1" draw:id="id111"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09" draw:id="id109"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12" draw:id="id112"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5" xml:id="id113" draw:id="id113"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09" draw:start-glue-point="7" draw:end-shape="id110" draw:end-glue-point="11" svg:d="M7975 7283l-837 492" svg:viewBox="0 0 838 493">
          <text:p/>
        </draw:connector>
        <draw:connector draw:style-name="gr12" draw:text-style-name="P14" draw:layer="layout" draw:type="line" svg:x1="5.4cm" svg:y1="6.2cm" svg:x2="6.501cm" svg:y2="7.6cm" draw:start-shape="id111" draw:start-glue-point="8" draw:end-shape="id110" draw:end-glue-point="4" svg:d="M5400 6200l1101 1400" svg:viewBox="0 0 1102 1401">
          <text:p/>
        </draw:connector>
        <draw:connector draw:style-name="gr12" draw:text-style-name="P14" draw:layer="layout" draw:type="line" svg:x1="4.825cm" svg:y1="10.317cm" svg:x2="5.863cm" svg:y2="8.625cm" draw:start-shape="id112" draw:start-glue-point="11" draw:end-shape="id110" draw:end-glue-point="7" svg:d="M4825 10317l1038-1692" svg:viewBox="0 0 1039 1693">
          <text:p/>
        </draw:connector>
        <draw:connector draw:style-name="gr12" draw:text-style-name="P14" draw:layer="layout" draw:type="line" svg:x1="7.138cm" svg:y1="8.625cm" svg:x2="7.92cm" svg:y2="9.547cm" draw:start-shape="id110" draw:start-glue-point="9" draw:end-shape="id113" draw:end-glue-point="5" svg:d="M7138 8625l782 922" svg:viewBox="0 0 783 923">
          <text:p/>
        </draw:connector>
        <draw:frame draw:style-name="gr187" draw:text-style-name="P62" draw:layer="layout" svg:width="1.297cm" svg:height="0.826cm" svg:x="4.903cm" svg:y="6.674cm">
          <draw:text-box>
            <text:p><text:span text:style-name="T33">dist</text:span><text:span text:style-name="T44">1</text:span></text:p>
          </draw:text-box>
        </draw:frame>
        <draw:frame draw:style-name="gr187" draw:text-style-name="P62" draw:layer="layout" svg:width="1.297cm" svg:height="0.826cm" svg:x="7.303cm" svg:y="7.374cm">
          <draw:text-box>
            <text:p><text:span text:style-name="T33">dist</text:span><text:span text:style-name="T44">d</text:span></text:p>
          </draw:text-box>
        </draw:frame>
        <draw:frame draw:style-name="gr188" draw:text-style-name="P66" draw:layer="layout" svg:width="1.73cm" svg:height="0.826cm" svg:x="7.503cm" svg:y="8.374cm">
          <draw:text-box>
            <text:p><text:span text:style-name="T62">dist</text:span><text:span text:style-name="T63">new</text:span></text:p>
          </draw:text-box>
        </draw:frame>
        <draw:frame draw:style-name="gr187" draw:text-style-name="P62" draw:layer="layout" svg:width="1.297cm" svg:height="0.826cm" svg:x="5cm" svg:y="9.774cm">
          <draw:text-box>
            <text:p><text:span text:style-name="T33">dist</text:span><text:span text:style-name="T44">2</text:span></text:p>
          </draw:text-box>
        </draw:frame>
        <draw:frame draw:style-name="gr189" draw:text-style-name="P67" xml:id="id115" draw:id="id115" draw:layer="layout" svg:width="13.25cm" svg:height="1.355cm" svg:x="12.95cm" svg:y="7.5cm">
          <draw:text-box>
            <text:p>dist<text:span text:style-name="T23">0</text:span> &lt; dist<text:span text:style-name="T23">k</text:span> &lt; … &lt; <text:span text:style-name="T37">dist</text:span><text:span text:style-name="T64">new</text:span><text:span text:style-name="T65">&lt;...&lt; dist</text:span><text:span text:style-name="T23">k+p</text:span><text:span text:style-name="T65">&lt;...dist</text:span><text:span text:style-name="T23">N</text:span></text:p>
          </draw:text-box>
        </draw:frame>
        <draw:connector draw:style-name="gr21" draw:text-style-name="P14" draw:layer="layout" draw:type="line" svg:x1="11cm" svg:y1="8.2cm" svg:x2="12.95cm" svg:y2="8.177cm" draw:start-shape="id114" draw:start-glue-point="10" draw:end-shape="id115" svg:d="M11000 8200l1950-23" svg:viewBox="0 0 1951 24">
          <text:p/>
        </draw:connector>
        <draw:g xml:id="id120" draw:id="id120">
          <draw:custom-shape draw:style-name="gr190"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1" draw:text-style-name="P20" draw:layer="layout" svg:width="3.529cm" svg:height="0.806cm" svg:x="17.461cm" svg:y="10.258cm">
            <draw:text-box>
              <text:p><text:span text:style-name="T9">neighborhood</text:span></text:p>
            </draw:text-box>
          </draw:frame>
        </draw:g>
        <draw:custom-shape draw:style-name="gr192" draw:text-style-name="P25" xml:id="id121" draw:id="id121"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2" draw:text-style-name="P25" xml:id="id118" draw:id="id118"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2" draw:text-style-name="P25" xml:id="id123" draw:id="id123" draw:layer="layout" svg:width="3cm" svg:height="0.8cm" svg:x="17.7cm" svg:y="12.6cm">
          <text:p text:style-name="P10"><text:span text:style-name="T9">doc</text:span><text:span text:style-name="T20">new</text:span></text:p>
          <draw:enhanced-geometry svg:viewBox="0 0 21600 21600" draw:type="rectangle" draw:enhanced-path="M 0 0 L 21600 0 21600 21600 0 21600 0 0 Z N"/>
        </draw:custom-shape>
        <draw:custom-shape draw:style-name="gr192"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2" draw:text-style-name="P25" xml:id="id122" draw:id="id122"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2" draw:text-style-name="P25" xml:id="id119" draw:id="id119"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3" draw:text-style-name="P25" xml:id="id116" draw:id="id116"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4" draw:text-style-name="P25" xml:id="id117" draw:id="id117"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16" draw:start-glue-point="1" draw:end-shape="id117" draw:end-glue-point="6" svg:d="M10500 16400h4400" svg:viewBox="0 0 4401 1">
          <text:p/>
        </draw:connector>
        <draw:connector draw:style-name="gr21" draw:text-style-name="P14" draw:layer="layout" svg:x1="19.1cm" svg:y1="14.2cm" svg:x2="19.1cm" svg:y2="15.5cm" draw:end-shape="id117" draw:end-glue-point="4" svg:d="M19100 14200v1300" svg:viewBox="0 0 1 1301">
          <text:p/>
        </draw:connector>
        <draw:connector draw:style-name="gr21" draw:text-style-name="P14" draw:layer="layout" svg:x1="14.8cm" svg:y1="14.2cm" svg:x2="19.1cm" svg:y2="15.5cm" draw:start-shape="id118" draw:start-glue-point="2" draw:end-shape="id117" draw:end-glue-point="4" svg:d="M14800 14200v650h4300v650" svg:viewBox="0 0 4301 1301">
          <text:p/>
        </draw:connector>
        <draw:connector draw:style-name="gr21" draw:text-style-name="P14" draw:layer="layout" svg:x1="23.4cm" svg:y1="14.2cm" svg:x2="19.1cm" svg:y2="15.5cm" draw:start-shape="id119" draw:start-glue-point="2" draw:end-shape="id117" draw:end-glue-point="4" svg:d="M23400 14200v650h-4300v650" svg:viewBox="0 0 4301 1301">
          <text:p/>
        </draw:connector>
        <draw:connector draw:style-name="gr21" draw:text-style-name="P14" draw:layer="layout" svg:x1="19.225cm" svg:y1="11.064cm" svg:x2="14.8cm" svg:y2="12.6cm" draw:start-shape="id120" draw:start-glue-point="2" draw:end-shape="id121" draw:end-glue-point="0" svg:d="M19225 11064v768h-4425v768" svg:viewBox="0 0 4426 1537">
          <text:p/>
        </draw:connector>
        <draw:connector draw:style-name="gr21" draw:text-style-name="P14" draw:layer="layout" svg:x1="19.225cm" svg:y1="11.064cm" svg:x2="23.4cm" svg:y2="12.6cm" draw:start-shape="id120" draw:start-glue-point="2" draw:end-shape="id122" draw:end-glue-point="0" svg:d="M19225 11064v768h4175v768" svg:viewBox="0 0 4176 1537">
          <text:p/>
        </draw:connector>
        <draw:connector draw:style-name="gr21" draw:text-style-name="P14" draw:layer="layout" svg:x1="19.225cm" svg:y1="11.064cm" svg:x2="19.2cm" svg:y2="12.6cm" draw:start-shape="id120" draw:start-glue-point="2" draw:end-shape="id123" draw:end-glue-point="0" svg:d="M19225 11064v768h-25v768" svg:viewBox="0 0 26 1537">
          <text:p/>
        </draw:connector>
        <draw:frame draw:style-name="gr195" draw:text-style-name="P68" xml:id="id125" draw:id="id125" draw:layer="layout" svg:width="4.655cm" svg:height="0.962cm" svg:x="4.9cm" svg:y="13.463cm">
          <draw:text-box>
            <text:p>Highest values</text:p>
          </draw:text-box>
        </draw:frame>
        <draw:path draw:style-name="gr196" draw:text-style-name="P69" xml:id="id124" draw:id="id124"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24" draw:end-shape="id125" draw:end-glue-point="1" svg:d="M11823 13944h-2268" svg:viewBox="0 0 2269 1">
          <text:p/>
        </draw:connector>
        <draw:g xml:id="id126" draw:id="id126">
          <draw:custom-shape draw:style-name="gr197"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2cm" svg:height="0.9cm" svg:x="17.944cm" svg:y="18.65cm">
            <text:p text:style-name="P10"><text:span text:style-name="T33">TAG</text:span></text:p>
            <draw:enhanced-geometry svg:viewBox="0 0 21600 21600" draw:type="rectangle" draw:enhanced-path="M 0 0 L 21600 0 21600 21600 0 21600 0 0 Z N"/>
          </draw:custom-shape>
          <draw:custom-shape draw:style-name="gr197" draw:text-style-name="P53" draw:layer="layout" svg:width="2.311cm" svg:height="0.9cm" svg:x="18.089cm" svg:y="18.5cm">
            <text:p text:style-name="P10"><text:span text:style-name="T33">TA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17" draw:start-glue-point="8" draw:end-shape="id126" draw:end-glue-point="0" svg:d="M19100 17300v1200" svg:viewBox="0 0 1 1201">
          <text:p/>
        </draw:connector>
        <draw:g xml:id="id127" draw:id="id127">
          <draw:custom-shape draw:style-name="gr176"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77" draw:text-style-name="P15" draw:layer="layout" svg:width="3.2cm" svg:height="0.645cm" svg:x="1cm" svg:y="13.155cm">
            <draw:text-box>
              <text:p><text:span text:style-name="T7">New POST</text:span></text:p>
            </draw:text-box>
          </draw:frame>
        </draw:g>
        <draw:connector draw:style-name="gr21" draw:text-style-name="P14" draw:layer="layout" svg:x1="4.2cm" svg:y1="12.638cm" svg:x2="8.451cm" svg:y2="10.4cm" draw:start-shape="id127" draw:start-glue-point="1" draw:end-shape="id113" draw:end-glue-point="8" svg:d="M4200 12638h4251v-2238" svg:viewBox="0 0 4252 2239">
          <text:p/>
        </draw:connector>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34"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98" draw:id="id198">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frame draw:style-name="gr65" draw:text-style-name="P14" draw:layer="layout" svg:width="9.4cm" svg:height="9.219cm" svg:x="1cm" svg:y="4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199" draw:text-style-name="P70" draw:layer="layout" svg:width="9cm" svg:height="4cm" svg:x="1cm" svg:y="15.6cm">
          <text:p text:style-name="P9"><text:span text:style-name="T9">Kmeans / TF-IDF:</text:span></text:p>
          <text:p text:style-name="P9"><text:span text:style-name="T9"/></text:p>
          <text:p text:style-name="P9"><text:span text:style-name="T9">TF-IDF : min=2e-4, max=1.0</text:span></text:p>
          <text:p text:style-name="P9"><text:span text:style-name="T9">Dimension : ~4000</text:span></text:p>
          <text:p text:style-name="P9"><text:span text:style-name="T9"/></text:p>
          <text:p text:style-name="P10"><text:span text:style-name="T66">400 <text:s/>clusters / 15 %</text:span></text:p>
          <draw:enhanced-geometry svg:viewBox="0 0 21600 21600" draw:type="rectangle" draw:enhanced-path="M 0 0 L 21600 0 21600 21600 0 21600 0 0 Z N"/>
        </draw:custom-shape>
        <draw:line draw:style-name="gr129" draw:text-style-name="P14" draw:layer="layout" svg:x1="11.2cm" svg:y1="11.9cm" svg:x2="17.4cm" svg:y2="11.9cm">
          <text:p/>
        </draw:line>
        <draw:line draw:style-name="gr129" draw:text-style-name="P14" draw:layer="layout" svg:x1="17.4cm" svg:y1="11.9cm" svg:x2="17.4cm" svg:y2="19cm">
          <text:p/>
        </draw:line>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34"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99" draw:id="id199">
        <office:forms form:automatic-focus="false" form:apply-design-mode="false"/>
        <draw:frame presentation:style-name="pr1" draw:layer="layout" svg:width="20cm" svg:height="2cm" svg:x="1.4cm" svg:y="1.6cm" presentation:class="title">
          <draw:text-box>
            <text:p>Kmeans : Accuracy = F(Distance)</text:p>
          </draw:text-box>
        </draw:frame>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0" draw:text-style-name="P70" draw:layer="layout" svg:width="18.7cm" svg:height="2.3cm" svg:x="3.968cm" svg:y="16.6cm">
          <text:p text:style-name="P10"><text:span text:style-name="T66">Globaly : accuracy decreases when distance from cluster center increases</text:span></text:p>
          <draw:enhanced-geometry svg:viewBox="0 0 21600 21600" draw:type="rectangle" draw:enhanced-path="M 0 0 L 21600 0 21600 21600 0 21600 0 0 Z N"/>
        </draw:custom-shape>
        <draw:path draw:style-name="gr201"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3" draw:master-page-name="Inspiration" presentation:presentation-page-layout-name="AL1T1" xml:id="id200" draw:id="id200">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202" draw:text-style-name="P17" draw:layer="layout" svg:width="9.2cm" svg:height="2.384cm" svg:x="15.2cm" svg:y="14.5cm">
          <draw:text-box>
            <text:p><text:span text:style-name="T37">Outlier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3" draw:text-style-name="P13" draw:layer="layout" svg:width="11.816cm" svg:height="0.671cm" svg:x="2.945cm" svg:y="16.329cm">
            <text:p/>
            <draw:enhanced-geometry svg:viewBox="0 0 21600 21600" draw:type="rectangle" draw:enhanced-path="M 0 0 L 21600 0 21600 21600 0 21600 0 0 Z N"/>
          </draw:custom-shape>
        </draw:g>
        <draw:frame draw:style-name="gr204" draw:text-style-name="P61" draw:layer="layout" svg:width="15cm" svg:height="1.073cm" svg:x="4.7cm" svg:y="17.627cm">
          <draw:text-box>
            <text:p>1 cluster = {Key wods} ⇒ 1 cluster → 1 Topic</text:p>
          </draw:text-box>
        </draw:frame>
        <draw:frame draw:style-name="gr205" draw:text-style-name="P71" draw:layer="layout" svg:width="11.8cm" svg:height="1.673cm" svg:x="15.2cm" svg:y="5cm">
          <draw:text-box>
            <text:p><text:span text:style-name="T9">Optimization based on L2 function</text:span></text:p>
          </draw:text-box>
        </draw:frame>
        <draw:frame draw:style-name="gr205" draw:text-style-name="P71" draw:layer="layout" svg:width="11.8cm" svg:height="1.673cm" svg:x="15.2cm" svg:y="8.201cm">
          <draw:text-box>
            <text:p><text:span text:style-name="T9">POST are similar for TF-IDF vectors</text:span></text:p>
          </draw:text-box>
        </draw:frame>
        <draw:frame draw:style-name="gr206" draw:text-style-name="P71" draw:layer="layout" svg:width="11.8cm" svg:height="2.929cm" svg:x="15.2cm" svg:y="11.471cm">
          <draw:text-box>
            <text:p><text:span text:style-name="T9">For each cluster :</text:span></text:p>
            <text:list text:style-name="L2">
              <text:list-item>
                <text:p><text:span text:style-name="T9">TAG</text:span><text:span text:style-name="T20">S </text:span><text:span text:style-name="T9">: issued from highest TF-IDF</text:span><text:span text:style-name="T20">CLUSTER</text:span></text:p>
              </text:list-item>
              <text:list-item>
                <text:p><text:span text:style-name="T9"/></text:p>
              </text:list-item>
            </text:list>
          </draw:text-box>
        </draw:frame>
        <draw:custom-shape draw:style-name="gr207"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7"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29" draw:layer="layout" svg:width="17cm" svg:height="14cm" svg:x="2cm" svg:y="13cm" presentation:class="notes" presentation:placeholder="true">
            <draw:text-box/>
          </draw:frame>
        </presentation:notes>
      </draw:page>
      <draw:page draw:name="page37" draw:style-name="dp3" draw:master-page-name="Inspiration" presentation:presentation-page-layout-name="AL1T1" xml:id="id201" draw:id="id201">
        <office:forms form:automatic-focus="false" form:apply-design-mode="false"/>
        <draw:frame presentation:style-name="pr3" draw:text-style-name="P72" draw:layer="layout" svg:width="25.6cm" svg:height="2.845cm" svg:x="0.2cm" svg:y="1.178cm" presentation:class="title" presentation:user-transformed="true">
          <draw:text-box>
            <text:p><text:span text:style-name="T67"><text:s/></text:span><text:span text:style-name="T67">Unsupervized method : <text:s/>cluster exempl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8" draw:text-style-name="P17" draw:layer="layout" svg:width="8.109cm" svg:height="0.962cm" svg:x="14.495cm" svg:y="18.107cm">
          <draw:text-box>
            <text:p>TAGS : Cluster 0 / Kmeans</text:p>
          </draw:text-box>
        </draw:frame>
        <draw:custom-shape draw:style-name="gr209"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1"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8" xml:id="id128" draw:id="id128"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xml:id="id129" draw:id="id129"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28" draw:start-glue-point="11" draw:end-shape="id129" draw:end-glue-point="4" svg:d="M4938 5718l10262-518" svg:viewBox="0 0 10263 519">
          <text:p/>
        </draw:connector>
        <draw:connector draw:style-name="gr12" draw:text-style-name="P14" draw:layer="layout" draw:type="line" svg:x1="4.938cm" svg:y1="6.284cm" svg:x2="12.654cm" svg:y2="7.761cm" draw:start-shape="id128" draw:start-glue-point="9" draw:end-shape="id129" draw:end-glue-point="7" svg:d="M4938 6284l7716 1477" svg:viewBox="0 0 7717 1478">
          <text:p/>
        </draw:connector>
        <draw:frame draw:style-name="gr212" draw:text-style-name="P62" draw:layer="layout" svg:width="2.771cm" svg:height="0.826cm" svg:x="14.829cm" svg:y="6.698cm">
          <draw:text-box>
            <text:p><text:span text:style-name="T33">POST</text:span><text:span text:style-name="T44">J</text:span></text:p>
          </draw:text-box>
        </draw:frame>
        <draw:frame draw:style-name="gr213"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78" draw:text-style-name="P15" draw:layer="layout" svg:width="4cm" svg:height="1.039cm" svg:x="1.8cm" svg:y="10.2cm">
          <draw:text-box>
            <text:p><text:span text:style-name="T7">Clusters of POSTs</text:span></text:p>
          </draw:text-box>
        </draw:frame>
        <draw:frame draw:style-name="gr214" draw:text-style-name="P15" draw:layer="layout" svg:width="4cm" svg:height="0.779cm" svg:x="13.4cm" svg:y="8.221cm">
          <draw:text-box>
            <text:p><text:span text:style-name="T7">cluster_id</text:span></text:p>
          </draw:text-box>
        </draw:fram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34"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02" draw:id="id202">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215" draw:text-style-name="P73" draw:layer="layout" svg:width="7.364cm" svg:height="0.962cm" svg:x="4.3cm" svg:y="11.097cm">
          <draw:text-box>
            <text:p><text:span text:style-name="T5">Word cloud for cluster 3 </text:span></text:p>
          </draw:text-box>
        </draw:frame>
        <draw:frame draw:style-name="gr215" draw:text-style-name="P73" draw:layer="layout" svg:width="7.364cm" svg:height="0.962cm" svg:x="15cm" svg:y="19.127cm">
          <draw:text-box>
            <text:p><text:span text:style-name="T5">Word cloud for cluster 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29" draw:layer="layout" svg:width="17cm" svg:height="14cm" svg:x="2cm" svg:y="13cm" presentation:class="notes" presentation:placeholder="true">
            <draw:text-box/>
          </draw:frame>
        </presentation:notes>
      </draw:page>
      <draw:page draw:name="page39" draw:style-name="dp1" draw:master-page-name="Inspiration" presentation:presentation-page-layout-name="AL1T1" xml:id="id203" draw:id="id203">
        <office:forms form:automatic-focus="false" form:apply-design-mode="false"/>
        <draw:polygon draw:style-name="gr88" draw:text-style-name="P13" draw:layer="layout" svg:width="20.399cm" svg:height="7.599cm" svg:x="6.4cm" svg:y="5.9cm" svg:viewBox="0 0 20400 7600" draw:points="0,1800 13000,1800 14800,0 20400,0 20400,7600 0,7600">
          <text:p/>
        </draw:polygon>
        <draw:polygon draw:style-name="gr216"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nsupervized method : W2VEC : skipgram</text:span></text:p>
          </draw:text-box>
        </draw:frame>
        <draw:custom-shape draw:style-name="gr217" draw:text-style-name="P55" xml:id="id131" draw:id="id131"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6cm" svg:y1="5.7cm" svg:x2="16.8cm" svg:y2="8.278cm" draw:start-shape="id130" draw:start-glue-point="1" draw:end-shape="id131" draw:end-glue-point="4" svg:d="M16000 5700h800v2578" svg:viewBox="0 0 801 2579">
          <text:p/>
        </draw:connector>
        <draw:frame draw:style-name="Standard_5f_1_5f_5" xml:id="id133" draw:id="id133"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8" draw:text-style-name="P14" draw:layer="layout" draw:type="line" svg:x1="19.2cm" svg:y1="9.096cm" svg:x2="20.953cm" svg:y2="9.096cm" draw:start-shape="id131" draw:start-glue-point="10" draw:end-shape="id132" draw:end-glue-point="3" svg:d="M19200 9096h1753" svg:viewBox="0 0 1754 1">
          <text:p/>
        </draw:connector>
        <draw:connector draw:style-name="gr218" draw:text-style-name="P14" draw:layer="layout" svg:x1="13.7cm" svg:y1="12.166cm" svg:x2="10.9cm" svg:y2="14.542cm" draw:start-shape="id133" draw:start-glue-point="3" draw:end-shape="id134" draw:end-glue-point="0" svg:d="M13700 12166h-2800v2376" svg:viewBox="0 0 2801 2377">
          <text:p/>
        </draw:connector>
        <draw:g xml:id="id134" draw:id="id134">
          <draw:g>
            <draw:custom-shape draw:style-name="gr219"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36" draw:id="id136">
          <draw:custom-shape draw:style-name="gr219"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0"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1" draw:text-style-name="P55" xml:id="id135" draw:id="id13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0.9cm" svg:y1="15.528cm" svg:x2="10.9cm" svg:y2="17.373cm" draw:start-shape="id134" draw:start-glue-point="2" draw:end-shape="id135" draw:end-glue-point="4" svg:d="M10900 15528v1845" svg:viewBox="0 0 1 1846">
          <text:p/>
        </draw:connector>
        <draw:connector draw:style-name="gr218" draw:text-style-name="P14" draw:layer="layout" svg:x1="3.7cm" svg:y1="18.614cm" svg:x2="8.7cm" svg:y2="17.965cm" draw:start-shape="id136" draw:start-glue-point="0" draw:end-shape="id135" draw:end-glue-point="6" svg:d="M3700 18614v-649h5000" svg:viewBox="0 0 5001 650">
          <text:p/>
        </draw:connector>
        <draw:g>
          <draw:g>
            <draw:custom-shape draw:style-name="gr222"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3"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4" draw:text-style-name="P59" draw:layer="layout" svg:width="2.432cm" svg:height="0.645cm" svg:x="15.634cm" svg:y="19.055cm">
            <draw:text-box>
              <text:p text:style-name="P10"><text:span text:style-name="T7">Accuracy</text:span></text:p>
            </draw:text-box>
          </draw:frame>
        </draw:g>
        <draw:connector draw:style-name="gr218" draw:text-style-name="P14" draw:layer="layout" draw:type="line" svg:x1="13.117cm" svg:y1="17.965cm" svg:x2="15.617cm" svg:y2="17.964cm" svg:d="M13117 17965l2500-1" svg:viewBox="0 0 2501 2">
          <text:p/>
        </draw:connector>
        <draw:frame draw:style-name="standard" xml:id="id132" draw:id="id132"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37" draw:start-glue-point="1" draw:end-shape="id138" draw:end-glue-point="6" svg:d="M4300 5650h1200" svg:viewBox="0 0 1201 1">
          <text:p/>
        </draw:connector>
        <draw:connector draw:style-name="gr21" draw:text-style-name="P14" draw:layer="layout" draw:type="line" svg:x1="10.3cm" svg:y1="5.65cm" svg:x2="11.6cm" svg:y2="5.7cm" draw:start-shape="id138" draw:start-glue-point="10" draw:end-shape="id130" draw:end-glue-point="3" svg:d="M10300 5650l1300 50" svg:viewBox="0 0 1301 51">
          <text:p/>
        </draw:connector>
        <draw:custom-shape draw:style-name="gr225" draw:text-style-name="P12" xml:id="id138" draw:id="id138"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37" draw:id="id137">
          <draw:frame draw:style-name="gr98" draw:text-style-name="P20" draw:layer="layout" svg:width="3.5cm" svg:height="1.182cm" svg:x="0.8cm" svg:y="6.057cm">
            <draw:text-box>
              <text:p><text:span text:style-name="T9">POST</text:span></text:p>
            </draw:text-box>
          </draw:frame>
          <draw:custom-shape draw:style-name="gr9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32" draw:start-glue-point="2" draw:end-shape="id133" draw:end-glue-point="1" svg:d="M23733 11389v777h-4426" svg:viewBox="0 0 4427 778">
          <text:p/>
        </draw:connector>
        <draw:custom-shape draw:style-name="gr226" draw:text-style-name="P35" xml:id="id130" draw:id="id130"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6"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204" draw:id="id204">
        <office:forms form:automatic-focus="false" form:apply-design-mode="false"/>
        <draw:frame draw:style-name="gr65" draw:text-style-name="P14" draw:layer="layout" svg:width="23.924cm" svg:height="13.031cm" svg:x="1.876cm" svg:y="5cm">
          <draw:image xlink:href="Pictures/10000201000004990000025CCAF4CAF272717FDD.png" xlink:type="simple" xlink:show="embed" xlink:actuate="onLoad">
            <text:p/>
          </draw:image>
        </draw:fram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227" draw:text-style-name="P32" draw:layer="layout" svg:width="10.8cm" svg:height="1.069cm" svg:x="13.9cm" svg:y="15.4cm">
          <draw:text-box>
            <text:p text:style-name="P9"><text:span text:style-name="T13">Word2Vec(vocab=18444, size=200, alpha=0.02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163" draw:text-style-name="P61" draw:layer="layout" svg:width="23.8cm" svg:height="1.673cm" svg:x="1.8cm" svg:y="18.102cm">
          <draw:text-box>
            <text:p>Best W2VEC model : window=7 / 200 POSTs per model : 25% accuracy</text:p>
          </draw:text-box>
        </draw:frame>
        <draw:frame draw:style-name="gr228" draw:text-style-name="P36" draw:layer="layout" svg:width="6.018cm" svg:height="2.471cm" svg:x="14.8cm" svg:y="9.329cm">
          <draw:text-box>
            <text:p><text:span text:style-name="T9">Cross-validation : </text:span></text:p>
            <text:p><text:span text:style-name="T9">VOCAB : ~18500 Tokens</text:span></text:p>
            <text:p><text:span text:style-name="T9">Size : <text:s text:c="5"/>100→1000</text:span></text:p>
            <text:p><text:span text:style-name="T9">Window : <text:s text:c="3"/>1 → 20 </text:span></text:p>
          </draw:text-box>
        </draw:frame>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29"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05" draw:id="id205">
        <office:forms form:automatic-focus="false" form:apply-design-mode="false"/>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34"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06" draw:id="id206">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229"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34"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07" draw:id="id207">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230" draw:text-style-name="P61" draw:layer="layout" svg:width="13.1cm" svg:height="1.1cm" svg:x="0.9cm" svg:y="5.2cm">
          <draw:text-box>
            <text:p>1 POST is crossed by multiple topics:</text:p>
          </draw:text-box>
        </draw:frame>
        <draw:frame draw:style-name="gr231" draw:text-style-name="P61" xml:id="id144" draw:id="id144" draw:layer="layout" svg:width="13cm" svg:height="1cm" svg:x="0.95cm" svg:y="9cm">
          <draw:text-box>
            <text:p>Multiple tags are assigned to one POST </text:p>
          </draw:text-box>
        </draw:frame>
        <draw:custom-shape draw:style-name="gr232" draw:text-style-name="P8" xml:id="id139" draw:id="id139" draw:layer="layout" svg:width="2.8cm" svg:height="0.8cm" svg:x="14.4cm" svg:y="5.4cm">
          <text:p text:style-name="P10">Linux</text:p>
          <draw:enhanced-geometry svg:viewBox="0 0 21600 21600" draw:type="rectangle" draw:enhanced-path="M 0 0 L 21600 0 21600 21600 0 21600 0 0 Z N"/>
        </draw:custom-shape>
        <draw:custom-shape draw:style-name="gr232" draw:text-style-name="P8" xml:id="id140" draw:id="id140" draw:layer="layout" svg:width="2.8cm" svg:height="0.8cm" svg:x="18.7cm" svg:y="4.3cm">
          <text:p text:style-name="P10">IOCTL</text:p>
          <draw:enhanced-geometry svg:viewBox="0 0 21600 21600" draw:type="rectangle" draw:enhanced-path="M 0 0 L 21600 0 21600 21600 0 21600 0 0 Z N"/>
        </draw:custom-shape>
        <draw:custom-shape draw:style-name="gr232" draw:text-style-name="P8" xml:id="id142" draw:id="id142" draw:layer="layout" svg:width="2.8cm" svg:height="0.8cm" svg:x="18.7cm" svg:y="5.4cm">
          <text:p text:style-name="P10">O.S.</text:p>
          <draw:enhanced-geometry svg:viewBox="0 0 21600 21600" draw:type="rectangle" draw:enhanced-path="M 0 0 L 21600 0 21600 21600 0 21600 0 0 Z N"/>
        </draw:custom-shape>
        <draw:custom-shape draw:style-name="gr232" draw:text-style-name="P8" xml:id="id141" draw:id="id141" draw:layer="layout" svg:width="2.8cm" svg:height="0.8cm" svg:x="18.7cm" svg:y="6.6cm">
          <text:p text:style-name="P10">C++</text:p>
          <draw:enhanced-geometry svg:viewBox="0 0 21600 21600" draw:type="rectangle" draw:enhanced-path="M 0 0 L 21600 0 21600 21600 0 21600 0 0 Z N"/>
        </draw:custom-shape>
        <draw:connector draw:style-name="standard" draw:text-style-name="P10" draw:layer="layout" svg:x1="17.2cm" svg:y1="5.8cm" svg:x2="18.7cm" svg:y2="4.7cm" draw:start-shape="id139" draw:start-glue-point="1" draw:end-shape="id140" svg:d="M17200 5800h750v-1100h750" svg:viewBox="0 0 1501 1101">
          <text:p/>
        </draw:connector>
        <draw:connector draw:style-name="standard" draw:text-style-name="P10" draw:layer="layout" svg:x1="17.2cm" svg:y1="5.8cm" svg:x2="18.7cm" svg:y2="7cm" draw:start-shape="id139" draw:start-glue-point="1" draw:end-shape="id141" draw:end-glue-point="3" svg:d="M17200 5800h750v1200h750" svg:viewBox="0 0 1501 1201">
          <text:p/>
        </draw:connector>
        <draw:connector draw:style-name="gr12" draw:text-style-name="P14" draw:layer="layout" draw:type="line" svg:x1="17.2cm" svg:y1="5.8cm" svg:x2="18.7cm" svg:y2="5.8cm" draw:start-shape="id139" draw:start-glue-point="1" draw:end-shape="id142" draw:end-glue-point="3" svg:d="M17200 5800h1500" svg:viewBox="0 0 1501 1">
          <text:p/>
        </draw:connector>
        <draw:custom-shape draw:style-name="gr233"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4"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5"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6"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7"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8" draw:text-style-name="P76" draw:layer="layout" svg:width="9.6cm" svg:height="4cm" svg:x="17.2cm" svg:y="14.2cm">
          <text:p text:style-name="P74"><text:span text:style-name="T27">Results</text:span><text:span text:style-name="T27"><text:tab/></text:span><text:span text:style-name="T27">:</text:span></text:p>
          <text:p text:style-name="P74"><text:span text:style-name="T27">For each one of the classifiers : </text:span></text:p>
          <text:list text:style-name="L2">
            <text:list-item>
              <text:p text:style-name="P75"><text:span text:style-name="T27">If 1 : Tag is assigned</text:span></text:p>
            </text:list-item>
            <text:list-item>
              <text:p text:style-name="P75"><text:span text:style-name="T27">Else : Tag is ignored</text:span></text:p>
            </text:list-item>
          </text:list>
          <text:p text:style-name="P74"><text:span text:style-name="T27"/></text:p>
          <draw:enhanced-geometry svg:viewBox="0 0 21600 21600" draw:type="rectangle" draw:enhanced-path="M 0 0 L 21600 0 21600 21600 0 21600 0 0 Z N"/>
        </draw:custom-shape>
        <draw:custom-shape draw:style-name="gr239"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0" draw:text-style-name="P17" draw:layer="layout" svg:width="15.2cm" svg:height="1.673cm" svg:x="1cm" svg:y="17.727cm">
          <draw:text-box>
            <text:p><text:span text:style-name="T72">!! Binary approach : No correlation betweens Tags !!</text:span> </text:p>
          </draw:text-box>
        </draw:frame>
        <draw:frame draw:style-name="gr241" draw:text-style-name="P17" xml:id="id143" draw:id="id143" draw:layer="layout" svg:width="4.168cm" svg:height="0.962cm" svg:x="15.8cm" svg:y="9.019cm">
          <draw:text-box>
            <text:p>What we see</text:p>
          </draw:text-box>
        </draw:frame>
        <draw:connector draw:style-name="gr21" draw:text-style-name="P14" draw:layer="layout" svg:x1="15.8cm" svg:y1="9.5cm" svg:x2="13.95cm" svg:y2="9.5cm" draw:start-shape="id143" draw:start-glue-point="3" draw:end-shape="id144" draw:end-glue-point="1" svg:d="M15800 9500h-1850" svg:viewBox="0 0 1851 1">
          <text:p/>
        </draw:connector>
        <draw:connector draw:style-name="gr242" draw:text-style-name="P14" draw:layer="layout" draw:type="curve" draw:line-skew="1.489cm 1.412cm" svg:x1="15.8cm" svg:y1="6.2cm" svg:x2="21.5cm" svg:y2="5.8cm" draw:start-shape="id139" draw:start-glue-point="2" draw:end-shape="id142" draw:end-glue-point="1" svg:d="M15800 6200c0 2985 3807 2488 5949 1642s2620-2042-249-2042" svg:viewBox="0 0 7706 2692">
          <text:p/>
        </draw:connector>
        <draw:frame draw:style-name="gr243" draw:text-style-name="P20" draw:layer="layout" svg:width="4.189cm" svg:height="0.806cm" svg:x="16.8cm" svg:y="7.685cm">
          <draw:text-box>
            <text:p><text:span text:style-name="T9">TAGs correlation</text:span></text:p>
          </draw:text-box>
        </draw:fram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29"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08" draw:id="id208">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upervized algorithm : multinomial classifiers </text:span></text:p>
          </draw:text-box>
        </draw:frame>
        <draw:custom-shape draw:style-name="gr244"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5"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6"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67" draw:text-style-name="P62" draw:layer="layout" svg:width="3.8cm" svg:height="0.725cm" draw:transform="rotate (1.5707963267949) translate (2cm 12.9cm)">
            <draw:text-box>
              <text:p><text:span text:style-name="T33">Posts</text:span></text:p>
            </draw:text-box>
          </draw:frame>
        </draw:g>
        <draw:custom-shape draw:style-name="gr244"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7" draw:text-style-name="P53" xml:id="id145" draw:id="id145"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4"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7" draw:text-style-name="P53" xml:id="id152" draw:id="id152"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45" draw:end-shape="id146" draw:end-glue-point="6" svg:d="M12300 7800c0-1667 400-2500 1200-2500" svg:viewBox="0 0 1201 2501">
          <text:p/>
        </draw:connector>
        <draw:g>
          <draw:custom-shape draw:style-name="gr248" draw:text-style-name="P8" xml:id="id146" draw:id="id146"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9" draw:text-style-name="P62" draw:layer="layout" svg:width="4.6cm" svg:height="0.826cm" svg:x="14.1cm" svg:y="4.874cm">
            <draw:text-box>
              <text:p><text:span text:style-name="T33">Encoding train TAG</text:span><text:span text:style-name="T44">A</text:span><text:span text:style-name="T33"> </text:span></text:p>
            </draw:text-box>
          </draw:frame>
        </draw:g>
        <draw:custom-shape draw:style-name="gr244"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4"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4"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0" draw:text-style-name="P14" xml:id="id147" draw:id="id147"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xml:id="id149" draw:id="id149"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48" draw:id="id148">
          <draw:custom-shape draw:style-name="gr252"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7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47" draw:start-glue-point="5" draw:end-shape="id148" draw:end-glue-point="3" svg:d="M5200 14500v1300h3400" svg:viewBox="0 0 3401 1301">
          <text:p/>
        </draw:connector>
        <draw:connector draw:style-name="gr21" draw:text-style-name="P14" draw:layer="layout" svg:x1="20.5cm" svg:y1="14.5cm" svg:x2="18.4cm" svg:y2="15.8cm" draw:start-shape="id149" draw:start-glue-point="5" draw:end-shape="id148" draw:end-glue-point="1" svg:d="M20500 14500v1300h-2100" svg:viewBox="0 0 2101 1301">
          <text:p/>
        </draw:connector>
        <draw:custom-shape draw:style-name="gr254" draw:text-style-name="P53" xml:id="id150" draw:id="id150"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48" draw:start-glue-point="2" draw:end-shape="id150" draw:end-glue-point="0" svg:d="M13500 16700v1700" svg:viewBox="0 0 1 1701">
          <text:p/>
        </draw:connector>
        <draw:frame draw:style-name="gr255" draw:text-style-name="P62" draw:layer="layout" svg:width="5.8cm" svg:height="0.825cm" svg:x="10.7cm" svg:y="14cm">
          <draw:text-box>
            <text:p><text:span text:style-name="T33">Training M.L. Algorithm</text:span></text:p>
          </draw:text-box>
        </draw:frame>
        <draw:frame draw:style-name="gr256" draw:text-style-name="P79" draw:layer="layout" svg:width="7.8cm" svg:height="0.901cm" svg:x="12.8cm" svg:y="17.4cm">
          <draw:text-box>
            <text:p text:style-name="P78"><text:span text:style-name="T33">Predictions : P({Tag</text:span><text:span text:style-name="T73">i</text:span><text:span text:style-name="T33">}|Post)</text:span></text:p>
          </draw:text-box>
        </draw:frame>
        <draw:custom-shape draw:style-name="gr257" draw:text-style-name="P35" xml:id="id151" draw:id="id151"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8" draw:text-style-name="P62" draw:layer="layout" svg:width="2.322cm" svg:height="0.725cm" svg:x="7.9cm" svg:y="6.424cm">
          <draw:text-box>
            <text:p><text:span text:style-name="T33">Database</text:span></text:p>
          </draw:text-box>
        </draw:frame>
        <draw:connector draw:style-name="gr21" draw:text-style-name="P14" draw:layer="layout" svg:x1="9.856cm" svg:y1="5.3cm" svg:x2="13.5cm" svg:y2="5.3cm" draw:start-shape="id151" draw:start-glue-point="8" draw:end-shape="id146" draw:end-glue-point="6" svg:d="M9856 5300h3644" svg:viewBox="0 0 3645 1">
          <text:p/>
        </draw:connector>
        <draw:custom-shape draw:style-name="gr259"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9"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9"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0" draw:text-style-name="P14" draw:layer="layout" svg:x1="3cm" svg:y1="12.4cm" svg:x2="8.7cm" svg:y2="12.4cm">
          <text:p/>
        </draw:line>
        <draw:line draw:style-name="gr260" draw:text-style-name="P14" draw:layer="layout" svg:x1="3cm" svg:y1="10.3cm" svg:x2="8.7cm" svg:y2="10.3cm">
          <text:p/>
        </draw:line>
        <draw:line draw:style-name="gr260" draw:text-style-name="P14" draw:layer="layout" svg:x1="3cm" svg:y1="9.6cm" svg:x2="8.7cm" svg:y2="9.6cm">
          <text:p/>
        </draw:line>
        <draw:connector draw:style-name="gr21" draw:text-style-name="P14" draw:layer="layout" draw:type="curve" svg:x1="19.7cm" svg:y1="5.3cm" svg:x2="20.5cm" svg:y2="7.8cm" draw:start-shape="id146" draw:start-glue-point="10" draw:end-shape="id152" svg:d="M19700 5300c534 0 800 833 800 2500" svg:viewBox="0 0 801 2501">
          <text:p/>
        </draw:connector>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34" draw:layer="layout" svg:width="17cm" svg:height="14cm" svg:x="2cm" svg:y="13cm" presentation:class="notes" presentation:placeholder="true">
            <draw:text-box/>
          </draw:frame>
        </presentation:notes>
      </draw:page>
      <draw:page draw:name="page45" draw:style-name="dp3" draw:master-page-name="Inspiration" presentation:presentation-page-layout-name="AL1T1" xml:id="id209" draw:id="id209">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1" draw:text-style-name="P8" draw:layer="layout" svg:width="7.2cm" svg:height="1.6cm" svg:x="18.2cm" svg:y="12.4cm">
          <text:p/>
          <draw:enhanced-geometry svg:viewBox="0 0 21600 21600" draw:type="rectangle" draw:enhanced-path="M 0 0 L 21600 0 21600 21600 0 21600 0 0 Z N"/>
        </draw:custom-shape>
        <draw:frame draw:style-name="gr262" draw:text-style-name="P80" draw:layer="layout" svg:width="6.8cm" svg:height="1.173cm" svg:x="18.4cm" svg:y="12.6cm">
          <draw:text-box>
            <text:p><text:span text:style-name="T76">P({Tag_k}|</text:span><text:span text:style-name="T77">Question_i)</text:span></text:p>
          </draw:text-box>
        </draw:frame>
        <draw:custom-shape draw:style-name="gr250"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0"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3" draw:text-style-name="P10" draw:layer="layout" svg:x1="6cm" svg:y1="5.6cm" svg:x2="17.4cm" svg:y2="5.6cm">
          <text:p/>
        </draw:line>
        <draw:frame draw:style-name="gr264" draw:text-style-name="P17" draw:layer="layout" svg:width="6.437cm" svg:height="0.962cm" svg:x="8.2cm" svg:y="4.56cm">
          <draw:text-box>
            <text:p>&gt; 5000 encoded tags</text:p>
          </draw:text-box>
        </draw:frame>
        <draw:line draw:style-name="gr263" draw:text-style-name="P10" draw:layer="layout" svg:x1="3cm" svg:y1="8.2cm" svg:x2="3cm" svg:y2="18.4cm">
          <text:p/>
        </draw:line>
        <draw:frame draw:style-name="gr265" draw:text-style-name="P17" draw:layer="layout" svg:width="5.874cm" svg:height="0.962cm" draw:transform="rotate (1.5707963267949) translate (1.72cm 16.817cm)">
          <draw:text-box>
            <text:p>&gt; 15 000 POSTs</text:p>
          </draw:text-box>
        </draw:frame>
        <anim:par presentation:node-type="timing-root">
          <anim:par smil:begin="id2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34" draw:layer="layout" svg:width="17cm" svg:height="14cm" svg:x="2cm" svg:y="13cm" presentation:class="notes" presentation:placeholder="true">
            <draw:text-box/>
          </draw:frame>
        </presentation:notes>
      </draw:page>
      <draw:page draw:name="page46" draw:style-name="dp1" draw:master-page-name="Inspiration" presentation:presentation-page-layout-name="AL1T1" xml:id="id210" draw:id="id210">
        <office:forms form:automatic-focus="false" form:apply-design-mode="false"/>
        <draw:frame presentation:style-name="pr1" draw:layer="layout" svg:width="20cm" svg:height="2cm" svg:x="1.4cm" svg:y="1.6cm" presentation:class="title">
          <draw:text-box>
            <text:p>Bayes hypothesis</text:p>
          </draw:text-box>
        </draw:frame>
        <draw:custom-shape draw:style-name="gr266" draw:text-style-name="P25" xml:id="id153" draw:id="id153"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7" draw:text-style-name="P53" xml:id="id154" draw:id="id154"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7" draw:text-style-name="P53" xml:id="id156" draw:id="id156"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7" draw:text-style-name="P53" xml:id="id155" draw:id="id155"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53" draw:start-glue-point="1" draw:end-shape="id154" svg:d="M4924 10700h550v-1100h550" svg:viewBox="0 0 1101 1101">
          <text:p/>
        </draw:connector>
        <draw:connector draw:style-name="Standard_5f_1" draw:text-style-name="P10" draw:layer="layout" svg:x1="4.924cm" svg:y1="10.7cm" svg:x2="6.024cm" svg:y2="11.9cm" draw:start-shape="id153" draw:start-glue-point="1" draw:end-shape="id155" draw:end-glue-point="3" svg:d="M4924 10700h550v1200h550" svg:viewBox="0 0 1101 1201">
          <text:p/>
        </draw:connector>
        <draw:connector draw:style-name="gr268" draw:text-style-name="P14" draw:layer="layout" draw:type="line" svg:x1="4.924cm" svg:y1="10.7cm" svg:x2="6.024cm" svg:y2="10.7cm" draw:start-shape="id153" draw:start-glue-point="1" draw:end-shape="id156" draw:end-glue-point="3" svg:d="M4924 10700h1100" svg:viewBox="0 0 1101 1">
          <text:p/>
        </draw:connector>
        <draw:path draw:style-name="gr269"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0"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1" draw:text-style-name="P53" xml:id="id158" draw:id="id158"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1" draw:text-style-name="P53" xml:id="id157" draw:id="id157"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1" draw:text-style-name="P53" xml:id="id159" draw:id="id159"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2" draw:text-style-name="P14" draw:layer="layout" draw:type="line" svg:x1="7.624cm" svg:y1="10.7cm" svg:x2="10.324cm" svg:y2="10.7cm" draw:start-shape="id156" draw:start-glue-point="1" draw:end-shape="id157" draw:end-glue-point="3" svg:d="M7624 10700h2700" svg:viewBox="0 0 2701 1">
          <text:p/>
        </draw:connector>
        <draw:connector draw:style-name="gr272" draw:text-style-name="P14" draw:layer="layout" draw:type="line" svg:x1="7.624cm" svg:y1="9.6cm" svg:x2="10.324cm" svg:y2="9.6cm" draw:start-shape="id154" draw:start-glue-point="1" draw:end-shape="id158" draw:end-glue-point="3" svg:d="M7624 9600h2700" svg:viewBox="0 0 2701 1">
          <text:p/>
        </draw:connector>
        <draw:connector draw:style-name="gr272" draw:text-style-name="P14" draw:layer="layout" draw:type="line" svg:x1="7.624cm" svg:y1="11.9cm" svg:x2="10.324cm" svg:y2="11.9cm" draw:start-shape="id155" draw:start-glue-point="1" draw:end-shape="id159" draw:end-glue-point="3" svg:d="M7624 11900h2700" svg:viewBox="0 0 2701 1">
          <text:p/>
        </draw:connector>
        <draw:custom-shape draw:style-name="gr270" draw:text-style-name="P25" xml:id="id161" draw:id="id161"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3" draw:text-style-name="P14" xml:id="id160" draw:id="id160"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60" draw:start-glue-point="6" draw:end-shape="id161" draw:end-glue-point="1" svg:d="M23200 10700c2136 0 2786 4600-1300 4600" svg:viewBox="0 0 2991 4601">
          <text:p/>
        </draw:connector>
        <draw:custom-shape draw:style-name="gr274"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5"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3" draw:master-page-name="Inspiration" presentation:presentation-page-layout-name="AL1T1" xml:id="id211" draw:id="id211">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1" draw:master-page-name="Inspiration" presentation:presentation-page-layout-name="AL1T1" xml:id="id212" draw:id="id212">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64" draw:id="id16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63" draw:id="id16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62" draw:id="id16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62" draw:start-glue-point="0" draw:end-shape="id163" svg:d="M3098 7440c0-2680 8230-2677 8230-7" svg:viewBox="0 0 8231 2011">
          <text:p/>
        </draw:connector>
        <draw:connector draw:style-name="gr21" draw:text-style-name="P14" draw:layer="layout" draw:type="curve" draw:line-skew="-1.28cm" svg:x1="11.328cm" svg:y1="7.433cm" svg:x2="21.73cm" svg:y2="7.434cm" draw:start-shape="id163" draw:start-glue-point="0" draw:end-shape="id164" svg:d="M11328 7433c0-2673 10402-2673 10402 1" svg:viewBox="0 0 10403 2007">
          <text:p/>
        </draw:connector>
        <draw:frame draw:style-name="gr276" draw:text-style-name="P17" draw:layer="layout" svg:width="3.635cm" svg:height="0.962cm" svg:x="1.2cm" svg:y="15.899cm">
          <draw:text-box>
            <text:p>Classifier 1</text:p>
          </draw:text-box>
        </draw:frame>
        <draw:frame draw:style-name="gr276" draw:text-style-name="P17" draw:layer="layout" svg:width="3.635cm" svg:height="0.962cm" svg:x="9.901cm" svg:y="15.899cm">
          <draw:text-box>
            <text:p>Classifier 2</text:p>
          </draw:text-box>
        </draw:frame>
        <draw:frame draw:style-name="gr276" draw:text-style-name="P17" draw:layer="layout" svg:width="3.635cm" svg:height="0.962cm" svg:x="20.101cm" svg:y="15.899cm">
          <draw:text-box>
            <text:p>Classifier 3</text:p>
          </draw:text-box>
        </draw:frame>
        <draw:custom-shape draw:style-name="gr277"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3" draw:master-page-name="Inspiration" presentation:presentation-page-layout-name="AL1T1" xml:id="id213" draw:id="id213">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29" draw:layer="layout" svg:width="17cm" svg:height="14cm" svg:x="2cm" svg:y="13cm" presentation:class="notes" presentation:placeholder="true">
            <draw:text-box/>
          </draw:frame>
        </presentation:notes>
      </draw:page>
      <draw:page draw:name="page50" draw:style-name="dp3" draw:master-page-name="Inspiration" presentation:presentation-page-layout-name="AL1T1" xml:id="id214" draw:id="id214">
        <office:forms form:automatic-focus="false" form:apply-design-mode="false"/>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8" draw:text-style-name="P81"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79" draw:text-style-name="P82" draw:layer="layout" svg:width="4.8cm" svg:height="11.5cm" svg:x="16cm" svg:y="5.8cm">
          <text:p/>
          <draw:enhanced-geometry svg:viewBox="0 0 21600 21600" draw:type="rectangle" draw:enhanced-path="M 0 0 L 21600 0 21600 21600 0 21600 0 0 Z N"/>
        </draw:custom-shape>
        <draw:custom-shape draw:style-name="gr280" draw:text-style-name="P83" draw:layer="layout" svg:width="2cm" svg:height="11.5cm" svg:x="22.6cm" svg:y="5.8cm">
          <text:p/>
          <draw:enhanced-geometry svg:viewBox="0 0 21600 21600" draw:type="rectangle" draw:enhanced-path="M 0 0 L 21600 0 21600 21600 0 21600 0 0 Z N"/>
        </draw:custom-shap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34" draw:layer="layout" svg:width="17cm" svg:height="14cm" svg:x="2cm" svg:y="13cm" presentation:class="notes" presentation:placeholder="true">
            <draw:text-box/>
          </draw:frame>
        </presentation:notes>
      </draw:page>
      <draw:page draw:name="page51" draw:style-name="dp1" draw:master-page-name="Inspiration" presentation:presentation-page-layout-name="AL1T1" xml:id="id215" draw:id="id215">
        <office:forms form:automatic-focus="false" form:apply-design-mode="false"/>
        <draw:frame draw:style-name="gr281" draw:text-style-name="P10" draw:layer="layout" svg:width="25.354cm" svg:height="14.381cm" svg:x="1.146cm" svg:y="5.528cm">
          <draw:image xlink:href="Pictures/100002010000048F0000029620339CD7541A872A.png" xlink:type="simple" xlink:show="embed" xlink:actuate="onLoad">
            <text:p/>
          </draw:image>
        </draw:frame>
        <draw:frame presentation:style-name="pr1" draw:layer="layout" svg:width="20cm" svg:height="2cm" svg:x="1.4cm" svg:y="1.6cm" presentation:class="title" presentation:placeholder="true">
          <draw:text-box/>
        </draw:frame>
        <draw:custom-shape draw:style-name="gr282" draw:text-style-name="P84" draw:layer="layout" svg:width="4.8cm" svg:height="14.8cm" svg:x="6.1cm" svg:y="5.1cm">
          <text:p text:style-name="P10"><text:span text:style-name="T81">BASELINE</text:span></text:p>
          <draw:enhanced-geometry svg:viewBox="0 0 21600 21600" draw:mirror-horizontal="false" draw:mirror-vertical="false" draw:type="rectangle" draw:enhanced-path="M 0 0 L 21600 0 21600 21600 0 21600 0 0 Z N"/>
        </draw:custom-shap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34" draw:layer="layout" svg:width="17cm" svg:height="14cm" svg:x="2cm" svg:y="13cm" presentation:class="notes" presentation:placeholder="true">
            <draw:text-box/>
          </draw:frame>
        </presentation:notes>
      </draw:page>
      <draw:page draw:name="page52" draw:style-name="dp1" draw:master-page-name="Inspiration" presentation:presentation-page-layout-name="AL1T1" xml:id="id216" draw:id="id216">
        <office:forms form:automatic-focus="false" form:apply-design-mode="false"/>
        <draw:frame presentation:style-name="pr1" draw:layer="layout" svg:width="20cm" svg:height="2cm" svg:x="1.4cm" svg:y="1.6cm" presentation:class="title">
          <draw:text-box>
            <text:p>Conclusions &amp; perspectives</text:p>
          </draw:text-box>
        </draw:frame>
        <draw:custom-shape draw:style-name="gr283" draw:text-style-name="P43" draw:layer="layout" svg:width="25.5cm" svg:height="13.4cm" svg:x="1.1cm" svg:y="5.2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esures de similarité dans la SVM : kernel basé sur fuzzy-wuzzy</text:p>
              <text:p text:style-name="P9"/>
            </text:list-item>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2"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2-19T12:48:04.859132189</dc:date>
    <meta:editing-duration>P82DT15H11M23S</meta:editing-duration>
    <meta:editing-cycles>3078</meta:editing-cycles>
    <meta:generator>LibreOffice/6.0.7.3$Linux_X86_64 LibreOffice_project/00m0$Build-3</meta:generator>
    <meta:document-statistic meta:object-count="859"/>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1/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12/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